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4.6pt"/>
    </style:style>
    <style:style style:name="co2" style:family="table-column">
      <style:table-column-properties fo:break-before="auto" style:column-width="313.26pt"/>
    </style:style>
    <style:style style:name="co3" style:family="table-column">
      <style:table-column-properties fo:break-before="auto" style:column-width="417.4pt"/>
    </style:style>
    <style:style style:name="co4" style:family="table-column">
      <style:table-column-properties fo:break-before="auto" style:column-width="382.71pt"/>
    </style:style>
    <style:style style:name="co5" style:family="table-column">
      <style:table-column-properties fo:break-before="auto" style:column-width="70.16pt"/>
    </style:style>
    <style:style style:name="co6" style:family="table-column">
      <style:table-column-properties fo:break-before="auto" style:column-width="600.7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ltimate_20_Reading_20_List">
      <style:table-properties table:display="true" style:writing-mode="lr-tb"/>
    </style:style>
    <style:style style:name="ta2" style:family="table" style:master-page-name="PageStyle_5f_Sourc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66c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66c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ltimate Reading 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3" table:default-cell-style-name="Default"/>
        <table:table-column table:style-name="co2" table:default-cell-style-name="Default"/>
        <table:table-column table:style-name="co3" table:default-cell-style-name="Default"/>
        <table:table-column table:style-name="co2" table:number-columns-repeated="3" table:default-cell-style-name="Default"/>
        <table:table-column table:style-name="co4" table:default-cell-style-name="Default"/>
        <table:table-column table:style-name="co2" table:number-columns-repeated="6" table:default-cell-style-name="Default"/>
        <table:table-column table:style-name="co5" table:number-columns-repeated="1006" table:default-cell-style-name="Default"/>
        <table:table-row table:style-name="ro1">
          <table:table-cell table:style-name="ce1"/>
          <table:table-cell table:style-name="ce1" office:value-type="string" calcext:value-type="string">
            <text:p>Book</text:p>
          </table:table-cell>
          <table:table-cell table:style-name="ce1" office:value-type="string" calcext:value-type="string">
            <text:p>Recommendations</text:p>
          </table:table-cell>
          <table:table-cell table:style-name="ce2" table:number-columns-repeated="23"/>
          <table:table-cell table:number-columns-repeated="998"/>
        </table:table-row>
        <table:table-row table:style-name="ro1">
          <table:table-cell table:style-name="ce2" office:value-type="float" office:value="16" calcext:value-type="float">
            <text:p>16</text:p>
          </table:table-cell>
          <table:table-cell table:style-name="ce4" table:formula="of:=HYPERLINK(&quot;http://amzn.to/2eiZfkA&quot;;&quot;Code Complete: A Practical Handbook of Software Construction&quot;)" office:value-type="string" office:string-value="Code Complete: A Practical Handbook of Software Construction" calcext:value-type="string">
            <text:p>Code Complete: A Practical Handbook of Software Construction</text:p>
          </table:table-cell>
          <table:table-cell table:style-name="ce2" office:value-type="string" calcext:value-type="string">
            <text:p>And this is it! The number one book (IMHO) to read if you are going to be a great software engineer.</text:p>
            <text:p>https://jasonroell.com/2015/03/16/12-most-infuential-books-every-software-engineer-needs-to-read/</text:p>
          </table:table-cell>
          <table:table-cell table:style-name="ce2" office:value-type="string" calcext:value-type="string">
            <text:p>Do yourself a favor. Make this the first book you read, and the first book you recommend to your fellow developers.</text:p>
            <text:p>https://blog.codinghorror.com/recommended-reading-for-developers/</text:p>
          </table:table-cell>
          <table:table-cell table:style-name="ce2" office:value-type="string" calcext:value-type="string">
            <text:p>The encyclopedia of good programming practice, Code Complete focuses on individual craftsmanship -- all the things that add up to what we instinctively call "writing clean code."</text:p>
            <text:p>http://www.joelonsoftware.com/navlinks/fog0000000262.html</text:p>
          </table:table-cell>
          <table:table-cell table:style-name="ce2" office:value-type="string" calcext:value-type="string">
            <text:p>This book is one of the most transformative books I’ve ever read. Immediately after reading this book, the way I wrote my code and the way I thought about writing code completely changed.</text:p>
            <text:p>https://simpleprogrammer.com/2015/03/23/the-ultimate-list-of-programming-books/</text:p>
          </table:table-cell>
          <table:table-cell table:style-name="ce2" office:value-type="string" calcext:value-type="string">
            <text:p>The book provides information on how to write high quality code, use variables and statements. It helps to improve software craftsmanship of a programmer as well.</text:p>
            <text:p>http://www.fromdev.com/2011/08/11-most-influential-books-every.html</text:p>
          </table:table-cell>
          <table:table-cell table:style-name="ce2" office:value-type="string" calcext:value-type="string">
            <text:p>Tackles every facet of programming, with tons of examples.</text:p>
            <text:p>http://www.infoworld.com/article/2620356/development-tools/10-must-read-books-for-developers.html</text:p>
          </table:table-cell>
          <table:table-cell table:style-name="ce2" office:value-type="string" calcext:value-type="string">
            <text:p>No matter what level you’re at, Code Compete will undoubtedly change the way you think about and write code.</text:p>
            <text:p>http://www.codingdojo.com/blog/9-best-programming-books-read-right-now-want-distinguish/</text:p>
          </table:table-cell>
          <table:table-cell table:style-name="ce2" office:value-type="string" calcext:value-type="string">
            <text:p>You can gain many a years worth of experience just by reading this book.</text:p>
            <text:p>https://dzone.com/articles/must-read-book-list-for-programmers</text:p>
          </table:table-cell>
          <table:table-cell table:style-name="ce2" office:value-type="string" calcext:value-type="string">
            <text:p>I usually recommend this book whenever someone wants to grow in their development abilities specifically related to writing code.</text:p>
            <text:p>https://blog.parasoft.com/software-development-books-to-read</text:p>
          </table:table-cell>
          <table:table-cell table:style-name="ce2" office:value-type="string" calcext:value-type="string">
            <text:p>Read it a few times and use it as a reference manual in debates with your colleagues.</text:p>
            <text:p>http://www.yegor256.com/2015/04/22/favorite-software-books.html</text:p>
          </table:table-cell>
          <table:table-cell table:style-name="ce2" office:value-type="string" calcext:value-type="string">
            <text:p>I think this book is a great read, and developers of all levels can learn a lot from it. I haven’t stopped learning from this book, and every time I read some parts I happen to find new interesting stuff.</text:p>
            <text:p>https://nicolasgoles.com/blog/2011/02/10-favorite-software-development-books/</text:p>
          </table:table-cell>
          <table:table-cell table:style-name="ce2" office:value-type="string" calcext:value-type="string">
            <text:p>Several years ago, when I was just getting started as a software developer, I read Steve McConnell's Code Complete all the way through, cover to cover. Then I went back and read several sections again. There is no question in my mind that as a result I immediately became a far better developer than I was at that time-not only that, my entire mindset was changed.</text:p>
            <text:p>http://www.developerdotstar.com/mag/categories/software_development_book.html</text:p>
          </table:table-cell>
          <table:table-cell table:style-name="ce2" office:value-type="string" calcext:value-type="string">
            <text:p>While this book will keep you occupied for many days, nights and weekends with it’s 900 pages, every page it contains is packed with information on how to become a better programmer. 900 pages you won’t regret.</text:p>
            <text:p>http://www.codepancake.com/10-books-every-programmer-should-read/</text:p>
          </table:table-cell>
          <table:table-cell table:style-name="ce4" office:value-type="string" calcext:value-type="string">
            <text:p><text:a xlink:href="http://www.philosophicalgeek.com/2007/11/21/books/" xlink:type="simple">http://www.philosophicalgeek.com/2007/11/21/books/</text:a></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8"/>
          <table:table-cell table:number-columns-repeated="998"/>
        </table:table-row>
        <table:table-row table:style-name="ro1">
          <table:table-cell table:style-name="ce2" office:value-type="float" office:value="15" calcext:value-type="float">
            <text:p>15</text:p>
          </table:table-cell>
          <table:table-cell table:style-name="ce4" table:formula="of:=HYPERLINK(&quot;http://amzn.to/2ejWUrO&quot;;&quot;The Pragmatic Programmer: From Journeyman to Master&quot;)" office:value-type="string" office:string-value="The Pragmatic Programmer: From Journeyman to Master" calcext:value-type="string">
            <text:p>The Pragmatic Programmer: From Journeyman to Master</text:p>
          </table:table-cell>
          <table:table-cell table:style-name="ce2" office:value-type="string" calcext:value-type="string">
            <text:p>In The Pragmatic Programmer, Andrew Hunt and David Thomas codify many of the truths they’ve discovered during their respective careers as designers of software and writers of code.</text:p>
            <text:p>https://jasonroell.com/2015/03/16/12-most-infuential-books-every-software-engineer-needs-to-read/</text:p>
          </table:table-cell>
          <table:table-cell table:style-name="ce2" office:value-type="string" calcext:value-type="string">
            <text:p>Instead of worrying about code, the authors boiled down all the practical approaches that they've found to work in the real world into this one book.</text:p>
            <text:p>https://blog.codinghorror.com/recommended-reading-for-developers/</text:p>
          </table:table-cell>
          <table:table-cell table:style-name="ce2" office:value-type="string" calcext:value-type="string">
            <text:p>This is a great book for programmers who have learned the mechanics of programming, maybe in college, but don't quite feel secure deciding what to do.</text:p>
            <text:p>http://www.joelonsoftware.com/navlinks/fog0000000262.html</text:p>
          </table:table-cell>
          <table:table-cell table:style-name="ce2" office:value-type="string" calcext:value-type="string">
            <text:p>There is some extremely pragmatic advice in this book that will bestow upon you lessons that otherwise would take years or even decades to learn.</text:p>
            <text:p>https://simpleprogrammer.com/2015/03/23/the-ultimate-list-of-programming-books/</text:p>
          </table:table-cell>
          <table:table-cell table:style-name="ce2" office:value-type="string" calcext:value-type="string">
            <text:p>It provides guidelines to use tools and test codes effectively. Moreover, it provides many concepts to develop high quality code, and uses the pragmatic approach towards programming.</text:p>
            <text:p>http://www.fromdev.com/2011/08/11-most-influential-books-every.html</text:p>
          </table:table-cell>
          <table:table-cell table:style-name="ce2" office:value-type="string" calcext:value-type="string">
            <text:p>Concentrates on nitty-gritty real-world approaches to solving problems through code.</text:p>
            <text:p>http://www.infoworld.com/article/2620356/development-tools/10-must-read-books-for-developers.html</text:p>
          </table:table-cell>
          <table:table-cell table:style-name="ce2" office:value-type="string" calcext:value-type="string">
            <text:p>The tips alone might seem obvious, but they contain some surprising dimensions that will help strengthen your programming career and hone your craft!</text:p>
            <text:p>http://www.codingdojo.com/blog/9-best-programming-books-read-right-now-want-distinguish/</text:p>
          </table:table-cell>
          <table:table-cell table:style-name="ce2" office:value-type="string" calcext:value-type="string">
            <text:p>How groundbreaking is this book? Groundbreaking enough that it launched an entire publishing company. It's a big deal, if you've somehow managed not to read it yet, go do so.</text:p>
            <text:p>http://www.nomachetejuggling.com/2014/02/05/top-10-career-changing-programming-books/</text:p>
          </table:table-cell>
          <table:table-cell table:style-name="ce2" office:value-type="string" calcext:value-type="string">
            <text:p>Not only will this book change your coding habits, it will also change your personality as a programmer. It is filled with practical advice on getting the best of both you and your code.</text:p>
            <text:p>https://dzone.com/articles/must-read-book-list-for-programmers</text:p>
          </table:table-cell>
          <table:table-cell table:style-name="ce2" office:value-type="string" calcext:value-type="string">
            <text:p>What makes one programmer an artist who can seemingly turn code into magic and another a simple coder who does acceptable but uninspired work? This book helps explain the difference.</text:p>
            <text:p>https://blog.newrelic.com/2015/03/19/best-books-software-developer/</text:p>
          </table:table-cell>
          <table:table-cell table:style-name="ce2" office:value-type="string" calcext:value-type="string">
            <text:p>I think all Programmers should read this book. It will certainly influence you in someway or another, and although there’s a lot of philosophical discussion about programming, it does also contain very practical advice. A must have.</text:p>
            <text:p>https://nicolasgoles.com/blog/2011/02/10-favorite-software-development-books/</text:p>
          </table:table-cell>
          <table:table-cell table:style-name="ce2" office:value-type="string" calcext:value-type="string">
            <text:p>What I particularly like about this book is that it is representative of a growing movement of people, including myself, who are promoting the idea of software development as a craft, de-emphasizing the engineering metaphor, and stressing personal responsibility and pride of workmanship.</text:p>
            <text:p>http://www.developerdotstar.com/mag/categories/software_development_book.html</text:p>
          </table:table-cell>
          <table:table-cell table:style-name="ce2" office:value-type="string" calcext:value-type="string">
            <text:p>Very informative, humorous and educational book, and gives a great deal of practical advise. This book will make you think instead of just following the rules.</text:p>
            <text:p>http://www.codepancake.com/10-books-every-programmer-should-read/</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9"/>
          <table:table-cell table:number-columns-repeated="998"/>
        </table:table-row>
        <table:table-row table:style-name="ro1">
          <table:table-cell table:style-name="ce2" office:value-type="float" office:value="14" calcext:value-type="float">
            <text:p>14</text:p>
          </table:table-cell>
          <table:table-cell table:style-name="ce4" table:formula="of:=HYPERLINK(&quot;http://amzn.to/2ejQY1Z&quot;;&quot;The Mythical Man-Month&quot;)" office:value-type="string" office:string-value="The Mythical Man-Month" calcext:value-type="string">
            <text:p>The Mythical Man-Month</text:p>
          </table:table-cell>
          <table:table-cell table:style-name="ce2" office:value-type="string" calcext:value-type="string">
            <text:p>This book is a classic, but recently revised and corrected. The amazing thing is how relevant the book still is to software product development. If you are involved in software, this book is a must-read.</text:p>
            <text:p>https://jasonroell.com/2015/03/16/12-most-infuential-books-every-software-engineer-needs-to-read/</text:p>
          </table:table-cell>
          <table:table-cell table:style-name="ce2" office:value-type="string" calcext:value-type="string">
            <text:p>Arguably the only classic book in our field. If you haven't read it, shame on you.</text:p>
            <text:p>https://blog.codinghorror.com/recommended-reading-for-developers/</text:p>
          </table:table-cell>
          <table:table-cell table:style-name="ce2" office:value-type="string" calcext:value-type="string">
            <text:p>Understanding this book is a prerequisite for thinking correctly about managing software teams.</text:p>
            <text:p>http://www.joelonsoftware.com/navlinks/fog0000000262.html</text:p>
          </table:table-cell>
          <table:table-cell table:style-name="ce2" office:value-type="string" calcext:value-type="string">
            <text:p>All those problems you thought were unique to your project, well I’ve got news for you, they aren’t. They are inside this book. If you want a very practical programming book about complex software development projects, this is it.</text:p>
            <text:p>https://simpleprogrammer.com/2015/03/23/the-ultimate-list-of-programming-books/</text:p>
          </table:table-cell>
          <table:table-cell table:style-name="ce2" office:value-type="string" calcext:value-type="string">
            <text:p>The book by Frederick P. Brooks provides information into the various developments in software tools and environment for the last 21 years.</text:p>
            <text:p>http://www.fromdev.com/2011/08/11-most-influential-books-every.html</text:p>
          </table:table-cell>
          <table:table-cell table:style-name="ce2" office:value-type="string" calcext:value-type="string">
            <text:p>A management classic in the finest tradition. While not a programming book, a must-read for every developer.</text:p>
            <text:p>http://www.infoworld.com/article/2620356/development-tools/10-must-read-books-for-developers.html</text:p>
          </table:table-cell>
          <table:table-cell table:style-name="ce2" office:value-type="string" calcext:value-type="string">
            <text:p>If you’re aspiring to become a project manager, this book will help you understand things that can go wrong in software development and will give you practical advice or working with, organizing and managing teams.</text:p>
            <text:p>http://www.codingdojo.com/blog/9-best-programming-books-read-right-now-want-distinguish/</text:p>
          </table:table-cell>
          <table:table-cell table:style-name="ce2" office:value-type="string" calcext:value-type="string">
            <text:p>It is unfortunate that we are making the same mistakes in software development year after year. A must read for every project manager and developer.</text:p>
            <text:p>https://dzone.com/articles/must-read-book-list-for-programmers</text:p>
          </table:table-cell>
          <table:table-cell table:style-name="ce2" office:value-type="string" calcext:value-type="string">
            <text:p>The fact that this book remains high on many programming bestseller lists and is still used in college courses says a lot.</text:p>
            <text:p>https://blog.newrelic.com/2015/03/19/best-books-software-developer/</text:p>
          </table:table-cell>
          <table:table-cell table:style-name="ce2" office:value-type="string" calcext:value-type="string">
            <text:p>This book is a classic about software management. It’s quite dated, but you would be surprised to see that software management problems have not changed that much through time.</text:p>
            <text:p>https://nicolasgoles.com/blog/2011/02/10-favorite-software-development-books/</text:p>
          </table:table-cell>
          <table:table-cell table:style-name="ce2" office:value-type="string" calcext:value-type="string">
            <text:p>If you have some time in your reading schedule, The Mythical Man-Month is definitely worthy of that time.</text:p>
            <text:p>http://www.developerdotstar.com/mag/categories/software_development_book.html</text:p>
          </table:table-cell>
          <table:table-cell table:style-name="ce4" office:value-type="string" calcext:value-type="string">
            <text:p><text:a xlink:href="http://www.philosophicalgeek.com/2007/11/21/books/" xlink:type="simple">http://www.philosophicalgeek.com/2007/11/21/books/</text:a></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0"/>
          <table:table-cell table:number-columns-repeated="998"/>
        </table:table-row>
        <table:table-row table:style-name="ro1">
          <table:table-cell table:style-name="ce2" office:value-type="float" office:value="13" calcext:value-type="float">
            <text:p>13</text:p>
          </table:table-cell>
          <table:table-cell table:style-name="ce4" table:formula="of:=HYPERLINK(&quot;http://amzn.to/2eucrFk&quot;;&quot;Refactoring: Improving the Design of Existing Code&quot;)" office:value-type="string" office:string-value="Refactoring: Improving the Design of Existing Code" calcext:value-type="string">
            <text:p>Refactoring: Improving the Design of Existing Code</text:p>
          </table:table-cell>
          <table:table-cell table:style-name="ce2" office:value-type="string" calcext:value-type="string">
            <text:p>There is also a catalog of more than 40 proven refactorings with details as to when and why to use the refactoring, step by step instructions for implementing it, and an example illustrating how it works.</text:p>
            <text:p>https://jasonroell.com/2015/03/16/12-most-infuential-books-every-software-engineer-needs-to-read/</text:p>
          </table:table-cell>
          <table:table-cell table:style-name="ce2" office:value-type="string" calcext:value-type="string">
            <text:p>The trick to reading this book is to carefully read through every single refactoring pattern and then try to apply it on your code base (you don’t have to commit if it doesn’t fix things).</text:p>
            <text:p>https://signalvnoise.com/posts/3375-the-five-programming-books-that-meant-most-to-me</text:p>
          </table:table-cell>
          <table:table-cell table:style-name="ce2" office:value-type="string" calcext:value-type="string">
            <text:p>This book covers just about all of the major refactorings that all software developers should know how to execute in any code base. Learning how to refactor your code allows you to breathe new life into it and to have it improve over time as it is maintained, rather than rot.</text:p>
            <text:p>https://simpleprogrammer.com/2015/03/23/the-ultimate-list-of-programming-books/</text:p>
          </table:table-cell>
          <table:table-cell table:style-name="ce2" office:value-type="string" calcext:value-type="string">
            <text:p>It is a good book on UML, COM related technology, and provides different approaches for software development. The book explains numerous refactoring methods to eliminate smell (code).</text:p>
            <text:p>http://www.fromdev.com/2011/08/11-most-influential-books-every.html</text:p>
          </table:table-cell>
          <table:table-cell table:style-name="ce2" office:value-type="string" calcext:value-type="string">
            <text:p>Shows you how to rebend a programming pretzel, taking poorly designed code and turning it into something even humans can understand.</text:p>
            <text:p>http://www.infoworld.com/article/2620356/development-tools/10-must-read-books-for-developers.html</text:p>
          </table:table-cell>
          <table:table-cell table:style-name="ce2" office:value-type="string" calcext:value-type="string">
            <text:p>Refactoring is so important that, depending on what language you work with, you may not even think you have to actually read it: your IDE probably supports many of the operations it describes out of the box. Nonetheless, it is a critical read, as it puts the reader in the mindset to understand the two hats they must wear as a coder, and how to intentionally change from "coding" to "refactoring".</text:p>
            <text:p>http://www.nomachetejuggling.com/2014/02/05/top-10-career-changing-programming-books/</text:p>
          </table:table-cell>
          <table:table-cell table:style-name="ce2" office:value-type="string" calcext:value-type="string">
            <text:p>A must read book on anyone on how to improve your existing code.</text:p>
            <text:p>https://dzone.com/articles/must-read-book-list-for-programmers</text:p>
          </table:table-cell>
          <table:table-cell table:style-name="ce2" office:value-type="string" calcext:value-type="string">
            <text:p>Readers of the book will come away with a more mature, more long-term perspective about what constitutes good design. It is an easy read and can serve as a reference book even after the first reading.</text:p>
            <text:p>https://blog.parasoft.com/software-development-books-to-read</text:p>
          </table:table-cell>
          <table:table-cell table:style-name="ce2" office:value-type="string" calcext:value-type="string">
            <text:p>This book is essential reading for anyone involved in the construction of software using object oriented languages. Fowler and his fellow contributors do an incredible job of simultaneously introducing and formalizing a code improvement technique called "refactoring."</text:p>
            <text:p>http://www.developerdotstar.com/mag/categories/software_development_book.html</text:p>
          </table:table-cell>
          <table:table-cell table:style-name="ce2" office:value-type="string" calcext:value-type="string">
            <text:p>It pays to read this one straight through</text:p>
            <text:p>http://khanlou.com/2016/06/resources-for-new-programmers/</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1"/>
          <table:table-cell table:number-columns-repeated="998"/>
        </table:table-row>
        <table:table-row table:style-name="ro1">
          <table:table-cell table:style-name="ce2" office:value-type="float" office:value="12" calcext:value-type="float">
            <text:p>12</text:p>
          </table:table-cell>
          <table:table-cell table:style-name="ce4" table:formula="of:=HYPERLINK(&quot;http://amzn.to/2ejUn0J&quot;;&quot;Clean Code: A Handbook of Agile Software Craftsmanship&quot;)" office:value-type="string" office:string-value="Clean Code: A Handbook of Agile Software Craftsmanship" calcext:value-type="string">
            <text:p>Clean Code: A Handbook of Agile Software Craftsmanship</text:p>
          </table:table-cell>
          <table:table-cell table:style-name="ce2" office:value-type="string" calcext:value-type="string">
            <text:p>The result is a knowledge base that describes the way we think when we write, read, and clean code.</text:p>
            <text:p>https://jasonroell.com/2015/03/16/12-most-infuential-books-every-software-engineer-needs-to-read/</text:p>
          </table:table-cell>
          <table:table-cell table:style-name="ce2" office:value-type="string" calcext:value-type="string">
            <text:p>If you are going to read one book on programming in your professional career, it should be this one.</text:p>
            <text:p>http://robertgreiner.com/2013/09/software-developer-book-recommendations/</text:p>
          </table:table-cell>
          <table:table-cell table:style-name="ce2" office:value-type="string" calcext:value-type="string">
            <text:p>This is another one of those books that completely changed the way I wrote code. I can neatly divide my programming career into pre-Code Complete, pre-Clean Code and after.</text:p>
            <text:p>https://simpleprogrammer.com/2015/03/23/the-ultimate-list-of-programming-books/</text:p>
          </table:table-cell>
          <table:table-cell table:style-name="ce2" office:value-type="string" calcext:value-type="string">
            <text:p>The code examples explained in the books are mostly in Java but the guidelines have also been explained in other languages. It is a great book for object orientated coding.</text:p>
            <text:p>http://www.fromdev.com/2011/08/11-most-influential-books-every.html</text:p>
          </table:table-cell>
          <table:table-cell table:style-name="ce2" office:value-type="string" calcext:value-type="string">
            <text:p>Emphasizes the importance of building code that can be digested, working through lots of real-world examples.</text:p>
            <text:p>http://www.infoworld.com/article/2620356/development-tools/10-must-read-books-for-developers.html</text:p>
          </table:table-cell>
          <table:table-cell table:style-name="ce2" office:value-type="string" calcext:value-type="string">
            <text:p>Poorly written code can bring a project to its knees, which is why developing great code is so important! In Clean Code, “Uncle Bob” Martin shares tips and examples on how to create better code.</text:p>
            <text:p>http://www.codingdojo.com/blog/9-best-programming-books-read-right-now-want-distinguish/</text:p>
          </table:table-cell>
          <table:table-cell table:style-name="ce2" office:value-type="string" calcext:value-type="string">
            <text:p>Clean Code is about how you communicate with your co-workers (fellow programmers) through code itself</text:p>
            <text:p>http://www.nomachetejuggling.com/2014/02/05/top-10-career-changing-programming-books/</text:p>
          </table:table-cell>
          <table:table-cell table:style-name="ce2" office:value-type="string" calcext:value-type="string">
            <text:p>An epic book on software craftsmanship. The book not only tells you how to write good code, but also an effective way to develop and approach software development. It is sure to change your outlook on work.</text:p>
            <text:p>https://dzone.com/articles/must-read-book-list-for-programmers</text:p>
          </table:table-cell>
          <table:table-cell table:style-name="ce2" office:value-type="string" calcext:value-type="string">
            <text:p>This is a great book, it covers a lot of information according to the author personal experience and opinions.</text:p>
            <text:p>https://nicolasgoles.com/blog/2011/02/10-favorite-software-development-books/</text:p>
          </table:table-cell>
          <table:table-cell table:style-name="ce2" office:value-type="string" calcext:value-type="string">
            <text:p>This book focusses a lot on style, commenting, and good program organisation and will guide you step by step into a becoming a master programmer!</text:p>
            <text:p>http://www.codepancake.com/10-books-every-programmer-should-read/</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2"/>
          <table:table-cell table:number-columns-repeated="998"/>
        </table:table-row>
        <table:table-row table:style-name="ro1">
          <table:table-cell table:style-name="ce2" office:value-type="float" office:value="11" calcext:value-type="float">
            <text:p>11</text:p>
          </table:table-cell>
          <table:table-cell table:style-name="ce4" table:formula="of:=HYPERLINK(&quot;http://amzn.to/2ej1t3i&quot;;&quot;Introduction to Algorithms&quot;)" office:value-type="string" office:string-value="Introduction to Algorithms" calcext:value-type="string">
            <text:p>Introduction to Algorithms</text:p>
          </table:table-cell>
          <table:table-cell table:style-name="ce2" office:value-type="string" calcext:value-type="string">
            <text:p>This has to be the single best book for understanding and using algorithms (which you will be doing a lot of in software development).</text:p>
            <text:p>https://jasonroell.com/2015/03/16/12-most-infuential-books-every-software-engineer-needs-to-read/</text:p>
          </table:table-cell>
          <table:table-cell table:style-name="ce2" office:value-type="string" calcext:value-type="string">
            <text:p>An insanely dense but very worthwhile book.</text:p>
            <text:p>https://www.infoq.com/articles/recommended_reading_list</text:p>
          </table:table-cell>
          <table:table-cell table:style-name="ce2" office:value-type="string" calcext:value-type="string">
            <text:p>It is a solid programming book for anyone interested in increasing their ability to write and understand algorithms, which is the core of writing code.</text:p>
            <text:p>https://simpleprogrammer.com/2015/03/23/the-ultimate-list-of-programming-books/</text:p>
          </table:table-cell>
          <table:table-cell table:style-name="ce2" office:value-type="string" calcext:value-type="string">
            <text:p>The lessons on introduction to algorithm provide programming courses designed specifically for college students learning programming courses.</text:p>
            <text:p>http://www.fromdev.com/2011/08/11-most-influential-books-every.html</text:p>
          </table:table-cell>
          <table:table-cell table:style-name="ce2" office:value-type="string" calcext:value-type="string">
            <text:p>Gives fast ways to solve complex problems, using the right data structures. Comprehensive and quintessentially useful.</text:p>
            <text:p>http://www.infoworld.com/article/2620356/development-tools/10-must-read-books-for-developers.html</text:p>
          </table:table-cell>
          <table:table-cell table:style-name="ce2" office:value-type="string" calcext:value-type="string">
            <text:p>Considered to be the “bible of algorithms.”</text:p>
            <text:p>http://www.codingdojo.com/blog/9-best-programming-books-read-right-now-want-distinguish/</text:p>
          </table:table-cell>
          <table:table-cell table:style-name="ce2" office:value-type="string" calcext:value-type="string">
            <text:p>The explanation of algorithms is rigorous so that you can understand precisely why an algorithm works in a certain manner.</text:p>
            <text:p>https://blog.newrelic.com/2015/03/19/best-books-software-developer/</text:p>
          </table:table-cell>
          <table:table-cell table:style-name="ce2" office:value-type="string" calcext:value-type="string">
            <text:p>This book is my favorite reference on algorithms. Whenever I want to consult or recall how certain algorithm worked/performed I like to grab this book.</text:p>
            <text:p>https://nicolasgoles.com/blog/2011/02/10-favorite-software-development-books/</text:p>
          </table:table-cell>
          <table:table-cell table:style-name="ce2" office:value-type="string" calcext:value-type="string">
            <text:p>Not a programming book, but a book to read nonetheless. While the book is called ‘Introduction’, don’t underestimate it’s level because it will hurt your brain for sure!</text:p>
            <text:p>http://www.codepancake.com/10-books-every-programmer-should-read/</text:p>
          </table:table-cell>
          <table:table-cell table:style-name="ce4" office:value-type="string" calcext:value-type="string">
            <text:p><text:a xlink:href="https://www.reddit.com/r/learnprogramming/wiki/books" xlink:type="simple">https://www.reddit.com/r/learnprogramming/wiki/book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3"/>
          <table:table-cell table:number-columns-repeated="998"/>
        </table:table-row>
        <table:table-row table:style-name="ro1">
          <table:table-cell table:style-name="ce2" office:value-type="float" office:value="10" calcext:value-type="float">
            <text:p>10</text:p>
          </table:table-cell>
          <table:table-cell table:style-name="ce5" office:value-type="string" calcext:value-type="string">
            <text:p><text:a xlink:href="https://www.amazon.com/gp/product/0321127420?ie=UTF8&amp;tag=yogevsitton-20&amp;camp=1789&amp;linkCode=xm2&amp;creativeASIN=0321127420" xlink:type="simple">Patterns of Enterprise Application Architecture</text:a></text:p>
          </table:table-cell>
          <table:table-cell table:style-name="ce2" office:value-type="string" calcext:value-type="string">
            <text:p>I like this book because it's a single information resource on pretty much all the design problems an architect or a developer runs into when working on a typical software development project.</text:p>
            <text:p>https://www.infoq.com/articles/recommended_reading_list</text:p>
          </table:table-cell>
          <table:table-cell table:style-name="ce2" office:value-type="string" calcext:value-type="string">
            <text:p>You won’t necessarily implement most of these patterns yourself, but it’s an invaluable resource to understanding the differences in architectures and why framework work the way they do.</text:p>
            <text:p>https://signalvnoise.com/posts/3375-the-five-programming-books-that-meant-most-to-me</text:p>
          </table:table-cell>
          <table:table-cell table:style-name="ce2" office:value-type="string" calcext:value-type="string">
            <text:p>What I found most useful though, was the many patterns contained in the book that are often seen in enterprise applications. This is a book I referenced all the time when I was building large enterprise applications for my job.</text:p>
            <text:p>https://simpleprogrammer.com/2015/03/23/the-ultimate-list-of-programming-books/</text:p>
          </table:table-cell>
          <table:table-cell table:style-name="ce2" office:value-type="string" calcext:value-type="string">
            <text:p>This book describes a set of patterns that work with a certain kind of application, business apps, but that are applicable to more than one platform.</text:p>
            <text:p>http://www.fromdev.com/2010/06/5-best-design-pattern-books-you-must.html</text:p>
          </table:table-cell>
          <table:table-cell table:style-name="ce2" office:value-type="string" calcext:value-type="string">
            <text:p>Helps corporate developers recognize common patterns in real-world problems, and digs into solution details for each pattern.</text:p>
            <text:p>http://www.infoworld.com/article/2620356/development-tools/10-must-read-books-for-developers.html?page=2</text:p>
          </table:table-cell>
          <table:table-cell table:style-name="ce2" office:value-type="string" calcext:value-type="string">
            <text:p>It does a very good job, however, of managing to still provide ample context, describing when you'd want to use (or avoid) a particular pattern. I can't tell you how many times I've referenced this book.</text:p>
            <text:p>http://www.nomachetejuggling.com/2014/02/05/top-10-career-changing-programming-books/</text:p>
          </table:table-cell>
          <table:table-cell table:style-name="ce2" office:value-type="string" calcext:value-type="string">
            <text:p>For senior developers, this book presents ideas and concepts behind the design of enterprise applications. For anyone venturing into the murkier waters of complex system and real life/large scale business applications, these are important concepts to understand.</text:p>
            <text:p>https://blog.parasoft.com/software-development-books-to-read</text:p>
          </table:table-cell>
          <table:table-cell table:style-name="ce2" office:value-type="string" calcext:value-type="string">
            <text:p>Patterns of Enterprise Application Architecture does exactly what it sets out to do: provide the reader with a catalog of proven enterprise level patterns and the knowledge to use them.</text:p>
            <text:p>http://www.developerdotstar.com/mag/categories/software_development_book.html</text:p>
          </table:table-cell>
          <table:table-cell table:style-name="ce2" office:value-type="string" calcext:value-type="string">
            <text:p>While its title suggests that it’s extremely dry, I’ve found it to be a very useful collection of patterns. It reads as practically a cookbook for a framework like Ruby on Rails, so much so that I wouldn’t be surprised if DHH read this book before setting out to write Rails.</text:p>
            <text:p>http://khanlou.com/2016/06/resources-for-new-programmers/</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2" table:number-columns-repeated="14"/>
          <table:table-cell table:number-columns-repeated="998"/>
        </table:table-row>
        <table:table-row table:style-name="ro1">
          <table:table-cell table:style-name="ce2" office:value-type="float" office:value="8" calcext:value-type="float">
            <text:p>8</text:p>
          </table:table-cell>
          <table:table-cell table:style-name="ce4" table:formula="of:=HYPERLINK(&quot;http://amzn.to/2eub6OU&quot;;&quot;Peopleware: Productive Projects and Teams&quot;)" office:value-type="string" office:string-value="Peopleware: Productive Projects and Teams" calcext:value-type="string">
            <text:p>Peopleware: Productive Projects and Teams</text:p>
          </table:table-cell>
          <table:table-cell table:style-name="ce2" office:value-type="string" calcext:value-type="string">
            <text:p>Peopleware teaches readers how to run successful projects and teams through six main sections: Managing humans, managing the work environment, finding the right people, growing your team, building a solid culture, and how to make work fun.</text:p>
            <text:p>http://robertgreiner.com/2013/09/software-developer-book-recommendations/</text:p>
          </table:table-cell>
          <table:table-cell table:style-name="ce2" office:value-type="string" calcext:value-type="string">
            <text:p>If you have any legitimate aspirations to be a "Team Leader" in practice instead of in name only, you need to pick up a copy of this book.</text:p>
            <text:p>https://blog.codinghorror.com/recommended-reading-for-developers/</text:p>
          </table:table-cell>
          <table:table-cell table:style-name="ce2" office:value-type="string" calcext:value-type="string">
            <text:p>This book was one of the most influential books I've ever read. The best way to describe it would be as an Anti-Dilbert Manifesto.</text:p>
            <text:p>http://www.joelonsoftware.com/navlinks/fog0000000262.html</text:p>
          </table:table-cell>
          <table:table-cell table:style-name="ce2" office:value-type="string" calcext:value-type="string">
            <text:p>I have to say it was one of the most influential books I've ever read.</text:p>
            <text:p>https://www.infoq.com/articles/recommended_reading_list</text:p>
          </table:table-cell>
          <table:table-cell table:style-name="ce2" office:value-type="string" calcext:value-type="string">
            <text:p>Emphasizes the human element in software development and how to put together a project that actually gets work done.</text:p>
            <text:p>http://www.infoworld.com/article/2620356/development-tools/10-must-read-books-for-developers.html</text:p>
          </table:table-cell>
          <table:table-cell table:style-name="ce2" office:value-type="string" calcext:value-type="string">
            <text:p>If you are a manager who wants quality and not only quantity, read this book now! The authors explain how managers can enable their software teams to realize their potential in a sustainable manner.</text:p>
            <text:p>https://dzone.com/articles/must-read-book-list-for-programmers</text:p>
          </table:table-cell>
          <table:table-cell table:style-name="ce2" office:value-type="string" calcext:value-type="string">
            <text:p>This book is about people—managing teams and creating applications that use the skills of the people who create them to delight users.</text:p>
            <text:p>https://blog.newrelic.com/2015/03/19/best-books-software-developer/</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2" table:number-columns-repeated="16"/>
          <table:table-cell table:number-columns-repeated="998"/>
        </table:table-row>
        <table:table-row table:style-name="ro1">
          <table:table-cell table:style-name="ce2" office:value-type="float" office:value="8" calcext:value-type="float">
            <text:p>8</text:p>
          </table:table-cell>
          <table:table-cell table:style-name="ce4" table:formula="of:=HYPERLINK(&quot;http://amzn.to/2dzjYfV&quot;;&quot;Working Effectively with Legacy Code&quot;)" office:value-type="string" office:string-value="Working Effectively with Legacy Code" calcext:value-type="string">
            <text:p>Working Effectively with Legacy Code</text:p>
          </table:table-cell>
          <table:table-cell table:style-name="ce2" office:value-type="string" calcext:value-type="string">
            <text:p>I love this book because almost every software developer, at some point in their career, has to support and work with a legacy system.</text:p>
            <text:p>https://jasonroell.com/2015/03/16/12-most-infuential-books-every-software-engineer-needs-to-read/</text:p>
          </table:table-cell>
          <table:table-cell table:style-name="ce2" office:value-type="string" calcext:value-type="string">
            <text:p>If you are working on a large code base more than 5 years old, this book might be your new bible. Read it and take it to heart.</text:p>
            <text:p>https://simpleprogrammer.com/2015/03/23/the-ultimate-list-of-programming-books/</text:p>
          </table:table-cell>
          <table:table-cell table:style-name="ce2" office:value-type="string" calcext:value-type="string">
            <text:p>There is more emphasis on old code that nobody understands, mainly because it is messier and harder to work with. Working with legacy code isn't fun, but this book helps make it as painless as possible.</text:p>
            <text:p>http://www.fromdev.com/2010/08/best-software-architecture-books-must.html</text:p>
          </table:table-cell>
          <table:table-cell table:style-name="ce2" office:value-type="string" calcext:value-type="string">
            <text:p>It's organized extremely well, indexed largely by actual complaints you might have about an inherited codebase. If I'd read this book earlier, my first job experience would have been much less stressful, and much more rewarding.</text:p>
            <text:p>http://www.nomachetejuggling.com/2014/02/05/top-10-career-changing-programming-books/</text:p>
          </table:table-cell>
          <table:table-cell table:style-name="ce2" office:value-type="string" calcext:value-type="string">
            <text:p>If I have to summarise the essence of the book in a line, it would be "Write unit tests, refactor code, make sure tests are passing."</text:p>
            <text:p>https://dzone.com/articles/must-read-book-list-for-programmers</text:p>
          </table:table-cell>
          <table:table-cell table:style-name="ce2" office:value-type="string" calcext:value-type="string">
            <text:p>This book helps developers interact with older code to produce better applications.</text:p>
            <text:p>https://blog.newrelic.com/2015/03/19/best-books-software-developer/</text:p>
          </table:table-cell>
          <table:table-cell table:style-name="ce2" office:value-type="string" calcext:value-type="string">
            <text:p>This is awesome reading about modern software development, its pitfalls, and typical failures. Most of the code we're working on now is legacy (a.k.a. open source). I read this book as a novel.</text:p>
            <text:p>http://www.yegor256.com/2015/04/22/favorite-software-books.html</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16"/>
          <table:table-cell table:number-columns-repeated="998"/>
        </table:table-row>
        <table:table-row table:style-name="ro1">
          <table:table-cell table:style-name="ce2" office:value-type="float" office:value="8" calcext:value-type="float">
            <text:p>8</text:p>
          </table:table-cell>
          <table:table-cell table:style-name="ce5" office:value-type="string" calcext:value-type="string">
            <text:p><text:a xlink:href="https://www.amazon.com/gp/product/0201633612?ie=UTF8&amp;tag=yogevsitton-20&amp;camp=1789&amp;linkCode=xm2&amp;creativeASIN=0201633612" xlink:type="simple">Design Patterns: Elements of Reusable Object-Oriented Software</text:a></text:p>
          </table:table-cell>
          <table:table-cell table:style-name="ce2" office:value-type="string" calcext:value-type="string">
            <text:p>As time has gone on though I've come to appreciate the ideas more and more and I still regularly refer to it when I'm stuck with a piece of design work. Highly recommended.</text:p>
            <text:p>https://www.infoq.com/articles/recommended_reading_list</text:p>
          </table:table-cell>
          <table:table-cell table:style-name="ce2" office:value-type="string" calcext:value-type="string">
            <text:p>This classical book is critical reading to really understand what design patterns are and become familiar with the most common design patterns you are likely to encounter in your career.</text:p>
            <text:p>https://simpleprogrammer.com/2015/03/23/the-ultimate-list-of-programming-books/</text:p>
          </table:table-cell>
          <table:table-cell table:style-name="ce2" office:value-type="string" calcext:value-type="string">
            <text:p>As you probably already realized, this book is one of the seminal books on patterns in software development. If you are a professional software developer, you must read this.</text:p>
            <text:p>http://www.fromdev.com/2010/06/5-best-design-pattern-books-you-must.html</text:p>
          </table:table-cell>
          <table:table-cell table:style-name="ce2" office:value-type="string" calcext:value-type="string">
            <text:p>I'm surprised to see this on a list of "beginning of your career" books because it's much more suitable for people with a lot of OOP under their belts.</text:p>
            <text:p>http://www.infoworld.com/article/2620356/development-tools/10-must-read-books-for-developers.html</text:p>
          </table:table-cell>
          <table:table-cell table:style-name="ce2" office:value-type="string" calcext:value-type="string">
            <text:p>Another classic, which contains a huge collection of programming patterns.</text:p>
            <text:p>http://www.codepancake.com/10-books-every-programmer-should-read/</text:p>
          </table:table-cell>
          <table:table-cell table:style-name="ce2" office:value-type="string" calcext:value-type="string">
            <text:p>Seeing the path from problem to solution has helps you come up with creative solutions to your own problems.</text:p>
            <text:p>http://khanlou.com/2016/06/resources-for-new-programmers/</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6"/>
          <table:table-cell table:number-columns-repeated="998"/>
        </table:table-row>
        <table:table-row table:style-name="ro1">
          <table:table-cell table:style-name="ce2" office:value-type="float" office:value="7" calcext:value-type="float">
            <text:p>7</text:p>
          </table:table-cell>
          <table:table-cell table:style-name="ce4" table:formula="of:=HYPERLINK(&quot;http://amzn.to/2ejToOr&quot;;&quot;Code: The Hidden Language of Computer Hardware and Software&quot;)" office:value-type="string" office:string-value="Code: The Hidden Language of Computer Hardware and Software" calcext:value-type="string">
            <text:p>Code: The Hidden Language of Computer Hardware and Software</text:p>
          </table:table-cell>
          <table:table-cell table:style-name="ce2" office:value-type="string" calcext:value-type="string">
            <text:p>Many chapters are about hardware concepts and five chapters are devoted for software and explain about the operating system, floating point arithmetic and GUIs.</text:p>
            <text:p>https://jasonroell.com/2015/03/16/12-most-infuential-books-every-software-engineer-needs-to-read/</text:p>
          </table:table-cell>
          <table:table-cell table:style-name="ce2" office:value-type="string" calcext:value-type="string">
            <text:p>This book is explicitly NOT for programmers, it's for all those non-programmers who either want to become programmers, or want to understand what programmers do, or just want to explore the weird world of bits and bytes.</text:p>
            <text:p>http://www.joelonsoftware.com/navlinks/fog0000000262.html</text:p>
          </table:table-cell>
          <table:table-cell table:style-name="ce2" office:value-type="string" calcext:value-type="string">
            <text:p>After reading this book, you’ll understand what the code you are writing is actually doing and how a CPU actually executes your code. This is both a fun and fascinating read.</text:p>
            <text:p>https://simpleprogrammer.com/2015/03/23/the-ultimate-list-of-programming-books/</text:p>
          </table:table-cell>
          <table:table-cell table:style-name="ce2" office:value-type="string" calcext:value-type="string">
            <text:p>The book “CODE: The Hidden Language of Computer Hardware and Software” by Charles Petzold deals with a number of programming concepts starting from number systems - decimal, octal, binary to high level languages</text:p>
            <text:p>http://www.fromdev.com/2011/08/11-most-influential-books-every.html</text:p>
          </table:table-cell>
          <table:table-cell table:style-name="ce2" office:value-type="string" calcext:value-type="string">
            <text:p>Should be on the short list of everyone who's involved in the computer industry, developer or not.</text:p>
            <text:p>http://www.infoworld.com/article/2620356/development-tools/10-must-read-books-for-developers.html</text:p>
            <text:p/>
          </table:table-cell>
          <table:table-cell table:style-name="ce2" office:value-type="string" calcext:value-type="string">
            <text:p>Many modern programmers don’t fully understand the link between the code they write and the underlying hardware. This book is designed to demystify the connection.</text:p>
            <text:p>https://blog.newrelic.com/2015/03/19/best-books-software-developer/</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7"/>
          <table:table-cell table:number-columns-repeated="998"/>
        </table:table-row>
        <table:table-row table:style-name="ro1">
          <table:table-cell table:style-name="ce2" office:value-type="float" office:value="7" calcext:value-type="float">
            <text:p>7</text:p>
          </table:table-cell>
          <table:table-cell table:style-name="ce4" table:formula="of:=HYPERLINK(&quot;http://amzn.to/2eufA7Q&quot;;&quot;Domain-Driven Design: Tackling Complexity in the Heart of Software&quot;)" office:value-type="string" office:string-value="Domain-Driven Design: Tackling Complexity in the Heart of Software" calcext:value-type="string">
            <text:p>Domain-Driven Design: Tackling Complexity in the Heart of Software</text:p>
          </table:table-cell>
          <table:table-cell table:style-name="ce2" office:value-type="string" calcext:value-type="string">
            <text:p>After reading this book I started applying the DDD principles in my projects wherever applicable and I have been successful in eliminating anemic domain models and handling business logic in a more OO way.</text:p>
            <text:p>https://www.infoq.com/articles/recommended_reading_list</text:p>
          </table:table-cell>
          <table:table-cell table:style-name="ce2" office:value-type="string" calcext:value-type="string">
            <text:p>This is probably the least readable book of the bunch. It’s a slug to work through, but the ideas are worth it. It’s a great primer on how to turn a problem space into a beautiful OO domain model.</text:p>
            <text:p>https://signalvnoise.com/posts/3375-the-five-programming-books-that-meant-most-to-me</text:p>
          </table:table-cell>
          <table:table-cell table:style-name="ce2" office:value-type="string" calcext:value-type="string">
            <text:p>This book will help you learn how to create a maintainable architecture that is based on domain modeling. Once you learn what is in this book, you can’t go back. You won’t think about software development architecture in the same way again.</text:p>
            <text:p>https://simpleprogrammer.com/2015/03/23/the-ultimate-list-of-programming-books/</text:p>
          </table:table-cell>
          <table:table-cell table:style-name="ce2" office:value-type="string" calcext:value-type="string">
            <text:p>In short, this book is excellent and completely changed how I think about and model domain objects at work.</text:p>
            <text:p>http://www.nomachetejuggling.com/2014/02/05/top-10-career-changing-programming-books/</text:p>
          </table:table-cell>
          <table:table-cell table:style-name="ce2" office:value-type="string" calcext:value-type="string">
            <text:p>In the real world, you (as the developer) are ultimately responsibilty for clearly expressing the abilities and limitations of the software, and this book shows what those conversations can and should look like.</text:p>
            <text:p>http://khanlou.com/2016/06/resources-for-new-programmers/</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4" office:value-type="string" calcext:value-type="string">
            <text:p><text:a xlink:href="http://feltpresence.com/reading_list" xlink:type="simple">http://feltpresence.com/reading_list</text:a></text:p>
          </table:table-cell>
          <table:table-cell table:style-name="ce2" table:number-columns-repeated="17"/>
          <table:table-cell table:number-columns-repeated="998"/>
        </table:table-row>
        <table:table-row table:style-name="ro1">
          <table:table-cell table:style-name="ce2" office:value-type="float" office:value="6" calcext:value-type="float">
            <text:p>6</text:p>
          </table:table-cell>
          <table:table-cell table:style-name="ce4" table:formula="of:=HYPERLINK(&quot;http://amzn.to/2ejT4PG&quot;;&quot;Head First Design Patterns&quot;)" office:value-type="string" office:string-value="Head First Design Patterns" calcext:value-type="string">
            <text:p>Head First Design Patterns</text:p>
          </table:table-cell>
          <table:table-cell table:style-name="ce2" office:value-type="string" calcext:value-type="string">
            <text:p>This is a great book for anyone trying to understand the advantage of well constructed object oriented software and the book is a pleasure to read. Highly recommend!</text:p>
            <text:p>https://jasonroell.com/2015/03/16/12-most-infuential-books-every-software-engineer-needs-to-read/</text:p>
          </table:table-cell>
          <table:table-cell table:style-name="ce2" office:value-type="string" calcext:value-type="string">
            <text:p>Read the classic first, then read this one, then go back and read the classic one with a renewed understanding. This book makes design patterns much easier to understand. It’s also a useful book for learning how to teach complex topics and make them interesting.</text:p>
            <text:p>https://simpleprogrammer.com/2015/03/23/the-ultimate-list-of-programming-books/</text:p>
          </table:table-cell>
          <table:table-cell table:style-name="ce2" office:value-type="string" calcext:value-type="string">
            <text:p>While reading the Gang of Four book I found it very complicated to memorize the pattern. After reading this book it will be easy to memorize, reproduce and implement the patterns effectively.</text:p>
            <text:p>http://www.fromdev.com/2010/06/5-best-design-pattern-books-you-must.html</text:p>
          </table:table-cell>
          <table:table-cell table:style-name="ce2" office:value-type="string" calcext:value-type="string">
            <text:p>I believe everything presented in GoF is presented better in Head First Design Patterns. I know that not everyone is crazy about the Head First series, and even I find the structure and layout of the book grating at times, but I think the diagrams and visuals are light years better than those of GoF.</text:p>
            <text:p>http://www.nomachetejuggling.com/2014/02/05/top-10-career-changing-programming-books/</text:p>
          </table:table-cell>
          <table:table-cell table:style-name="ce2" office:value-type="string" calcext:value-type="string">
            <text:p>It will help you create functional, elegant, reusable, and flexible software. The trade-off for each patterns have been clearly pointed out. Most books on design pattern talk about how to implement the pattern, but the authors of this book also explain the why and the how.</text:p>
            <text:p>https://dzone.com/articles/must-read-book-list-for-programmers</text:p>
          </table:table-cell>
          <table:table-cell table:style-name="ce2" office:value-type="string" calcext:value-type="string">
            <text:p>This is a great introductory design patterns book that is very easy to read due to its fun and engaging style. The fact that it is a fun book to read is a major plus!</text:p>
            <text:p>https://blog.parasoft.com/software-development-books-to-read</text:p>
          </table:table-cell>
          <table:table-cell table:style-name="ce2" table:number-columns-repeated="18"/>
          <table:table-cell table:number-columns-repeated="998"/>
        </table:table-row>
        <table:table-row table:style-name="ro1">
          <table:table-cell table:style-name="ce2" office:value-type="float" office:value="6" calcext:value-type="float">
            <text:p>6</text:p>
          </table:table-cell>
          <table:table-cell table:style-name="ce4" table:formula="of:=HYPERLINK(&quot;http://amzn.to/2ewjD0z&quot;;&quot;Structure and Interpretation of Computer Programs&quot;)" office:value-type="string" office:string-value="Structure and Interpretation of Computer Programs" calcext:value-type="string">
            <text:p>Structure and Interpretation of Computer Programs</text:p>
          </table:table-cell>
          <table:table-cell table:style-name="ce2" office:value-type="string" calcext:value-type="string">
            <text:p>With an analytical and rigorous approach to problem solving and programming techniques, this book is oriented toward engineering.</text:p>
            <text:p>https://jasonroell.com/2015/03/16/12-most-infuential-books-every-software-engineer-needs-to-read/</text:p>
          </table:table-cell>
          <table:table-cell table:style-name="ce2" office:value-type="string" calcext:value-type="string">
            <text:p>It isn't a particularly easy book and if you're after quick drop-in solutions for a problem then this isn't the book you are looking for. It is, however, rewarding, dense reading and it has probably had more impact on my coding then anything else I've read.</text:p>
            <text:p>https://www.infoq.com/articles/recommended_reading_list</text:p>
          </table:table-cell>
          <table:table-cell table:style-name="ce2" office:value-type="string" calcext:value-type="string">
            <text:p>I debated putting this one on the list. Is it really foundational? It depends on how solid of a foundation you want to have. If you want to have a really solid foundation, then the answer is a resounding “yes.”</text:p>
            <text:p>https://simpleprogrammer.com/2015/03/23/the-ultimate-list-of-programming-books/</text:p>
          </table:table-cell>
          <table:table-cell table:style-name="ce2" office:value-type="string" calcext:value-type="string">
            <text:p>This provides answers to many difficult questions of programming. Additionally, the book provides simple solutions to complex programming. The book further explains the four trends of programming languages – imperative, object-oriented, logic based and applicative programming.</text:p>
            <text:p>http://www.fromdev.com/2011/08/11-most-influential-books-every.html</text:p>
          </table:table-cell>
          <table:table-cell table:style-name="ce2" office:value-type="string" calcext:value-type="string">
            <text:p>Concentrates on breaking big problems down into little ones, and ensuring the pieces come back to build the whole.</text:p>
            <text:p>http://www.infoworld.com/article/2620356/development-tools/10-must-read-books-for-developers.html</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8"/>
          <table:table-cell table:number-columns-repeated="998"/>
        </table:table-row>
        <table:table-row table:style-name="ro1">
          <table:table-cell table:style-name="ce2" office:value-type="float" office:value="6" calcext:value-type="float">
            <text:p>6</text:p>
          </table:table-cell>
          <table:table-cell table:style-name="ce4" table:formula="of:=HYPERLINK(&quot;http://amzn.to/2ejUSIk&quot;;&quot;Programming Pearls&quot;)" office:value-type="string" office:string-value="Programming Pearls" calcext:value-type="string">
            <text:p>Programming Pearls</text:p>
          </table:table-cell>
          <table:table-cell table:style-name="ce2" office:value-type="string" calcext:value-type="string">
            <text:p>Although it contains good and sometimes quite novel ideas, the aim of the book is not to teach something new but to help you become a better problem solver.</text:p>
            <text:p>https://jasonroell.com/2015/03/16/12-most-infuential-books-every-software-engineer-needs-to-read/</text:p>
          </table:table-cell>
          <table:table-cell table:style-name="ce2" office:value-type="string" calcext:value-type="string">
            <text:p>Programming Pearls is the next best thing to working side by side with a master programmer for a year or so. It is the collective wisdom of many journeyman coders distilled into succinct, digestible columns.</text:p>
            <text:p>https://blog.codinghorror.com/recommended-reading-for-developers/</text:p>
          </table:table-cell>
          <table:table-cell table:style-name="ce2" office:value-type="string" calcext:value-type="string">
            <text:p>The classic book of programming problems. Read this book and actually do all the exercises.</text:p>
            <text:p>https://simpleprogrammer.com/2015/03/23/the-ultimate-list-of-programming-books/</text:p>
          </table:table-cell>
          <table:table-cell table:style-name="ce2" office:value-type="string" calcext:value-type="string">
            <text:p>This is a classic book for newbies that teaches the basics of solving problems. If you work through the problems on your own (without looking ahead) you’ll learn a lot and be a much stronger programmer with a deeper understanding of algorithms and algorithm design.</text:p>
            <text:p>http://www.codingdojo.com/blog/9-best-programming-books-read-right-now-want-distinguish/</text:p>
          </table:table-cell>
          <table:table-cell table:style-name="ce2" office:value-type="string" calcext:value-type="string">
            <text:p>After reading this book, you’ll be a better coder, guaranteed!</text:p>
            <text:p>http://www.codepancake.com/10-books-every-programmer-should-read/</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8"/>
          <table:table-cell table:number-columns-repeated="998"/>
        </table:table-row>
        <table:table-row table:style-name="ro1">
          <table:table-cell table:style-name="ce2" office:value-type="float" office:value="6" calcext:value-type="float">
            <text:p>6</text:p>
          </table:table-cell>
          <table:table-cell table:style-name="ce5" office:value-type="string" calcext:value-type="string">
            <text:p><text:a xlink:href="https://www.amazon.com/gp/product/1430219483?ie=UTF8&amp;tag=yogevsitton-20&amp;camp=1789&amp;linkCode=xm2&amp;creativeASIN=1430219483" xlink:type="simple">Coders at Work: Reflections on the Craft of Programming</text:a></text:p>
          </table:table-cell>
          <table:table-cell table:style-name="ce2" office:value-type="string" calcext:value-type="string">
            <text:p>The whole concept is based on the series of 15 interviews which is written with an introduction in the format of transcripts.</text:p>
            <text:p>http://www.fromdev.com/2011/08/11-most-influential-books-every.html</text:p>
          </table:table-cell>
          <table:table-cell table:style-name="ce2" office:value-type="string" calcext:value-type="string">
            <text:p>Takes case histories -- which is to say, influential developers' real-life stories -- and weaves them into a powerful view of how 15 of the industry's best and brightest kicked some serious technical butt.</text:p>
            <text:p>http://www.infoworld.com/article/2620356/development-tools/10-must-read-books-for-developers.html</text:p>
          </table:table-cell>
          <table:table-cell table:style-name="ce2" office:value-type="string" calcext:value-type="string">
            <text:p>Coders at Work gives a peek into what makes some of the greatest programmers tick and how they think. Definitely a must read!</text:p>
            <text:p>http://www.codingdojo.com/blog/9-best-programming-books-read-right-now-want-distinguish/</text:p>
          </table:table-cell>
          <table:table-cell table:style-name="ce2" office:value-type="string" calcext:value-type="string">
            <text:p>In day-to-day work, we are overwhelmed by books and tutorials about the mechanics of programming or best practices; this book gives developers a great opportunity to connect at a deeper level with the craft, history and inspiration of development.</text:p>
            <text:p>https://blog.parasoft.com/software-development-books-to-read</text:p>
          </table:table-cell>
          <table:table-cell table:style-name="ce2" office:value-type="string" calcext:value-type="string">
            <text:p>Learn from other programmers in a book packed with interesting interviews. A really good starting point if you are curious about life as a programmer.</text:p>
            <text:p>http://www.codepancake.com/10-books-every-programmer-should-read/</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8"/>
          <table:table-cell table:number-columns-repeated="998"/>
        </table:table-row>
        <table:table-row table:style-name="ro1">
          <table:table-cell table:style-name="ce2" office:value-type="float" office:value="5" calcext:value-type="float">
            <text:p>5</text:p>
          </table:table-cell>
          <table:table-cell table:style-name="ce4" table:formula="of:=HYPERLINK(&quot;http://amzn.to/2dzzEzN&quot;;&quot;The C Programming Language&quot;)" office:value-type="string" office:string-value="The C Programming Language" calcext:value-type="string">
            <text:p>The C Programming Language</text:p>
          </table:table-cell>
          <table:table-cell table:style-name="ce2" office:value-type="string" calcext:value-type="string">
            <text:p>But if you can make it through this book by yourself, you've got what it takes to be a top gun programmer, and you've got a terrific foundation for everything else you're going to learn.</text:p>
            <text:p>http://www.joelonsoftware.com/navlinks/fog0000000262.html</text:p>
          </table:table-cell>
          <table:table-cell table:style-name="ce2" office:value-type="string" calcext:value-type="string">
            <text:p>The book by Kernighan and Ritchie provide classic programming structures for core C programmers, which includes- the use of data types, if/else, for, printf, while, functions, arrays, variables etc. It even touches upon good programming methods and code reuse.</text:p>
            <text:p>http://www.fromdev.com/2011/08/11-most-influential-books-every.html</text:p>
          </table:table-cell>
          <table:table-cell table:style-name="ce2" office:value-type="string" calcext:value-type="string">
            <text:p>Not only offers the definitive guide to C, but shows you how to program in general. My personal choice for the most important first book.</text:p>
            <text:p>http://www.infoworld.com/article/2620356/development-tools/10-must-read-books-for-developers.html</text:p>
          </table:table-cell>
          <table:table-cell table:style-name="ce4" office:value-type="string" calcext:value-type="string">
            <text:p><text:a xlink:href="https://www.reddit.com/r/learnprogramming/wiki/books" xlink:type="simple">https://www.reddit.com/r/learnprogramming/wiki/book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9"/>
          <table:table-cell table:number-columns-repeated="998"/>
        </table:table-row>
        <table:table-row table:style-name="ro1">
          <table:table-cell table:style-name="ce2" office:value-type="float" office:value="5" calcext:value-type="float">
            <text:p>5</text:p>
          </table:table-cell>
          <table:table-cell table:style-name="ce4" table:formula="of:=HYPERLINK(&quot;http://amzn.to/2eGmcft&quot;;&quot;The Art of Computer Programming&quot;)" office:value-type="string" office:string-value="The Art of Computer Programming" calcext:value-type="string">
            <text:p>The Art of Computer Programming</text:p>
          </table:table-cell>
          <table:table-cell table:style-name="ce2" office:value-type="string" calcext:value-type="string">
            <text:p>The book begins with basic programming concepts and techniques, then focuses more particularly on information structures–the representation of information inside a computer, the structural relationships between data elements and how to deal with them efficiently.</text:p>
            <text:p>https://jasonroell.com/2015/03/16/12-most-infuential-books-every-software-engineer-needs-to-read/</text:p>
          </table:table-cell>
          <table:table-cell table:style-name="ce2" office:value-type="string" calcext:value-type="string">
            <text:p>The book is written by Donald Knuth and it provides chapters on fundamental algorithm, sorting &amp; searching, semi-numerical algorithm, syntactic algorithms, combinatorial algorithm, compilers and the theory of context free languages.</text:p>
            <text:p>http://www.fromdev.com/2011/08/11-most-influential-books-every.html</text:p>
          </table:table-cell>
          <table:table-cell table:style-name="ce2" office:value-type="string" calcext:value-type="string">
            <text:p>For anyone with a mathematical predilection, Volumes 1 and 3 ("Sorting and Searching") stand out as true bibles of the industry.</text:p>
            <text:p>http://www.infoworld.com/article/2620356/development-tools/10-must-read-books-for-developers.html</text:p>
          </table:table-cell>
          <table:table-cell table:style-name="ce2" office:value-type="string" calcext:value-type="string">
            <text:p>This huge set of books (one volume couldn’t contain all the information) is an encyclopedic coverage of the topic.</text:p>
            <text:p>https://blog.newrelic.com/2015/03/19/best-books-software-developer/</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9"/>
          <table:table-cell table:number-columns-repeated="998"/>
        </table:table-row>
        <table:table-row table:style-name="ro1">
          <table:table-cell table:style-name="ce2" office:value-type="float" office:value="5" calcext:value-type="float">
            <text:p>5</text:p>
          </table:table-cell>
          <table:table-cell table:style-name="ce4" table:formula="of:=HYPERLINK(&quot;http://amzn.to/2eug9P0&quot;;&quot;Continuous Delivery: Reliable Software Releases through Build, Test, and Deployment Automation&quot;)" office:value-type="string" office:string-value="Continuous Delivery: Reliable Software Releases through Build, Test, and Deployment Automation" calcext:value-type="string">
            <text:p>Continuous Delivery: Reliable Software Releases through Build, Test, and Deployment Automation</text:p>
          </table:table-cell>
          <table:table-cell table:style-name="ce2" office:value-type="string" calcext:value-type="string">
            <text:p>A programming book I highly recommend if you want to automate your entire deployment process—and trust me, you do!</text:p>
            <text:p>https://simpleprogrammer.com/2015/03/23/the-ultimate-list-of-programming-books/</text:p>
          </table:table-cell>
          <table:table-cell table:style-name="ce2" office:value-type="string" calcext:value-type="string">
            <text:p>Continuous Delivery describes, with real-world practical examples, how to version control all configuration, how to test integration points, how to handle branching and branch content, how to safely rollback, how to deploy with no downtime, how to do continuous testing, and how to automate everything from checkin to release.</text:p>
            <text:p>http://www.nomachetejuggling.com/2014/02/05/top-10-career-changing-programming-books/</text:p>
          </table:table-cell>
          <table:table-cell table:style-name="ce2" office:value-type="string" calcext:value-type="string">
            <text:p>It's definitely a must-read for anyone who is serious about software engineering.</text:p>
            <text:p>http://www.yegor256.com/2015/04/22/favorite-software-books.html</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19"/>
          <table:table-cell table:number-columns-repeated="998"/>
        </table:table-row>
        <table:table-row table:style-name="ro1">
          <table:table-cell table:style-name="ce2" office:value-type="float" office:value="4" calcext:value-type="float">
            <text:p>4</text:p>
          </table:table-cell>
          <table:table-cell table:style-name="ce4" table:formula="of:=HYPERLINK(&quot;http://amzn.to/2ej3cW9&quot;;&quot;Rapid Development: Taming Wild Software Schedules&quot;)" office:value-type="string" office:string-value="Rapid Development: Taming Wild Software Schedules" calcext:value-type="string">
            <text:p>Rapid Development: Taming Wild Software Schedules</text:p>
          </table:table-cell>
          <table:table-cell table:style-name="ce2" office:value-type="string" calcext:value-type="string">
            <text:p>At least have some idea of what works and what doesn't before you start – in McConnell's words, "read the instructions on the paint can before painting." Sure, it sounds obvious enough until you read this book and realize how rarely that actually happens in our field.</text:p>
            <text:p>https://blog.codinghorror.com/recommended-reading-for-developers/</text:p>
          </table:table-cell>
          <table:table-cell table:style-name="ce2" office:value-type="string" calcext:value-type="string">
            <text:p>Steve McConnell captures a lot of the development management ideas that Microsoft figured out in their first decade or so of developing software on a large scale.</text:p>
            <text:p>http://www.joelonsoftware.com/navlinks/fog0000000262.html</text:p>
          </table:table-cell>
          <table:table-cell table:style-name="ce2" office:value-type="string" calcext:value-type="string">
            <text:p>This book talks about a rapid software development strategy that can be applied to build high quality software in short time. It has listed many best practices that can be effectively applied on your projects.</text:p>
            <text:p>http://www.fromdev.com/2011/08/11-most-influential-books-every.html</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2" table:number-columns-repeated="20"/>
          <table:table-cell table:number-columns-repeated="998"/>
        </table:table-row>
        <table:table-row table:style-name="ro1">
          <table:table-cell table:style-name="ce2" office:value-type="float" office:value="4" calcext:value-type="float">
            <text:p>4</text:p>
          </table:table-cell>
          <table:table-cell table:style-name="ce5" office:value-type="string" calcext:value-type="string">
            <text:p><text:a xlink:href="https://www.amazon.com/gp/product/0135974445?ie=UTF8&amp;tag=yogevsitton-20&amp;camp=1789&amp;linkCode=xm2&amp;creativeASIN=0135974445" xlink:type="simple">Agile Software Development, Principles, Patterns, and Practices</text:a></text:p>
          </table:table-cell>
          <table:table-cell table:style-name="ce2" office:value-type="string" calcext:value-type="string">
            <text:p>This book takes you through all the core tenants of Agile development without all the fluff. Not only that but it introduces the SOLID design principles which are fundamental to understanding how to write clean, maintainable code. This book was the book that convinced me to actually start doing pair programming.</text:p>
            <text:p>https://simpleprogrammer.com/2015/03/23/the-ultimate-list-of-programming-books/</text:p>
          </table:table-cell>
          <table:table-cell table:style-name="ce2" office:value-type="string" calcext:value-type="string">
            <text:p>This book has dozens of practical but concise examples illustrating everything from relatively simple object-oriented design concepts such as Meyer's Open/Closed Principle to subtle and complex issues with class and package dependencies.</text:p>
            <text:p>http://www.fromdev.com/2010/08/best-software-architecture-books-must.html</text:p>
          </table:table-cell>
          <table:table-cell table:style-name="ce2" office:value-type="string" calcext:value-type="string">
            <text:p>This book will stretch and expand the mind of any reader and the practice of the principles contained in the book will lead to cleaner, more beautiful code.</text:p>
            <text:p>https://blog.parasoft.com/software-development-books-to-read</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2" table:number-columns-repeated="20"/>
          <table:table-cell table:number-columns-repeated="998"/>
        </table:table-row>
        <table:table-row table:style-name="ro1">
          <table:table-cell table:style-name="ce2" office:value-type="float" office:value="4" calcext:value-type="float">
            <text:p>4</text:p>
          </table:table-cell>
          <table:table-cell table:style-name="ce4" table:formula="of:=HYPERLINK(&quot;http://amzn.to/2f4C7ao&quot;;&quot;The Design of Everyday Things: Revised and Expanded Edition&quot;)" office:value-type="string" office:string-value="The Design of Everyday Things: Revised and Expanded Edition" calcext:value-type="string">
            <text:p>The Design of Everyday Things: Revised and Expanded Edition</text:p>
          </table:table-cell>
          <table:table-cell table:style-name="ce2" office:value-type="string" calcext:value-type="string">
            <text:p>This book will give you a new appreciation of the "devil in the details." If designing a door isn't the no-brainer we thought it was, maybe it's time to give ourselves a break for not being able to design software perfectly, either.</text:p>
            <text:p>https://blog.codinghorror.com/recommended-reading-for-developers/</text:p>
          </table:table-cell>
          <table:table-cell table:style-name="ce2" office:value-type="string" calcext:value-type="string">
            <text:p>Donald Norman's classic The Design of Everyday Things is one of the best books on "UI design", even though it talks more about doors and and refrigerators than computers.</text:p>
            <text:p>http://www.joelonsoftware.com/navlinks/fog0000000262.html</text:p>
          </table:table-cell>
          <table:table-cell table:style-name="ce2" office:value-type="string" calcext:value-type="string">
            <text:p>While this is not specifically a computer-oriented book, it is nonetheless a must-read for anyone who designs and develops computer software.</text:p>
            <text:p>http://www.developerdotstar.com/mag/categories/software_development_book.html</text:p>
          </table:table-cell>
          <table:table-cell table:style-name="ce4" office:value-type="string" calcext:value-type="string">
            <text:p><text:a xlink:href="http://www.philosophicalgeek.com/2007/11/21/books/" xlink:type="simple">http://www.philosophicalgeek.com/2007/11/21/books/</text:a></text:p>
          </table:table-cell>
          <table:table-cell table:style-name="ce4" office:value-type="string" calcext:value-type="string">
            <text:p><text:a xlink:href="http://feltpresence.com/reading_list" xlink:type="simple">http://feltpresence.com/reading_list</text:a></text:p>
          </table:table-cell>
          <table:table-cell table:style-name="ce2" table:number-columns-repeated="19"/>
          <table:table-cell table:number-columns-repeated="998"/>
        </table:table-row>
        <table:table-row table:style-name="ro1">
          <table:table-cell table:style-name="ce2" office:value-type="float" office:value="4" calcext:value-type="float">
            <text:p>4</text:p>
          </table:table-cell>
          <table:table-cell table:style-name="ce4" table:formula="of:=HYPERLINK(&quot;http://amzn.to/2eugUrA&quot;;&quot;Don't Make Me Think, Revisited: A Common Sense Approach to Web Usability&quot;)" office:value-type="string" office:string-value="Don't Make Me Think, Revisited: A Common Sense Approach to Web Usability" calcext:value-type="string">
            <text:p>Don't Make Me Think, Revisited: A Common Sense Approach to Web Usability</text:p>
          </table:table-cell>
          <table:table-cell table:style-name="ce2" office:value-type="string" calcext:value-type="string">
            <text:p>If you choose to read only one book on usability, choose this one. It's chock full of great information, and it's presented in a concise, approachable format. It's suitable for any audience: technical, non-technical, user, developer, manager, you name it.</text:p>
            <text:p>https://blog.codinghorror.com/recommended-reading-for-developers/</text:p>
          </table:table-cell>
          <table:table-cell table:style-name="ce2" office:value-type="string" calcext:value-type="string">
            <text:p>Finally, a book that tries to understand the principles of good UI design, not just the mundane rules (like "don't change the colors of links").</text:p>
            <text:p>http://www.joelonsoftware.com/navlinks/fog0000000262.html</text:p>
          </table:table-cell>
          <table:table-cell table:style-name="ce2" office:value-type="string" calcext:value-type="string">
            <text:p>The book is loaded with helpful information that’s presented in a clear and concise way that could be understood by both technical and non-technical audiences alike.</text:p>
            <text:p>http://www.codingdojo.com/blog/9-best-programming-books-read-right-now-want-distinguish/</text:p>
          </table:table-cell>
          <table:table-cell table:style-name="ce2" office:value-type="string" calcext:value-type="string">
            <text:p>A commons sense approach to web and mobile design, with many interesting insight in colors, pageflows and professional web design, all in an easy to read cover. Opening this book will make you want to finish it non-stop!</text:p>
            <text:p>http://www.codepancake.com/10-books-every-programmer-should-read/</text:p>
          </table:table-cell>
          <table:table-cell table:style-name="ce2" table:number-columns-repeated="20"/>
          <table:table-cell table:number-columns-repeated="998"/>
        </table:table-row>
        <table:table-row table:style-name="ro1">
          <table:table-cell table:style-name="ce2" office:value-type="float" office:value="4" calcext:value-type="float">
            <text:p>4</text:p>
          </table:table-cell>
          <table:table-cell table:style-name="ce6" office:value-type="string" calcext:value-type="string">
            <text:p><text:a xlink:href="https://www.amazon.com/gp/product/0321356683?ie=UTF8&amp;tag=yogevsitton-20&amp;camp=1789&amp;linkCode=xm2&amp;creativeASIN=0321356683" xlink:type="simple">Effective Java</text:a></text:p>
          </table:table-cell>
          <table:table-cell table:style-name="ce2" office:value-type="string" calcext:value-type="string">
            <text:p>Many of the principles are also applicable to other programming languages, as a lot of the principles of good software design are universal ones. I found that, after reading this book, I looked at the code that I wrote in a different light - it became easier to read, there were less lines of code overall, and it was easier to fix bugs when I came back into it later.</text:p>
            <text:p>https://www.infoq.com/articles/recommended_reading_list</text:p>
          </table:table-cell>
          <table:table-cell table:style-name="ce2" office:value-type="string" calcext:value-type="string">
            <text:p>Some of the recommendations are dated by the changes to the language, but overall this is still a really good book.</text:p>
            <text:p>https://simpleprogrammer.com/2015/03/23/the-ultimate-list-of-programming-books/</text:p>
          </table:table-cell>
          <table:table-cell table:style-name="ce2" office:value-type="string" calcext:value-type="string">
            <text:p>I almost never work with pure Java anymore, instead largely using other JVM-compatible languages, but the Java I wrote before reading Effective Java looks very different than the Java I wrote afterwards, and I definitely prefer the latter.</text:p>
            <text:p>http://www.nomachetejuggling.com/2014/02/05/top-10-career-changing-programming-books/</text:p>
          </table:table-cell>
          <table:table-cell table:style-name="ce2" office:value-type="string" calcext:value-type="string">
            <text:p>This book is packed with tips on how to write better code, be it concurrency, serialization or other patterns to make your Java programs shine.</text:p>
            <text:p>http://www.codepancake.com/10-books-every-programmer-should-read/</text:p>
          </table:table-cell>
          <table:table-cell table:style-name="ce2" table:number-columns-repeated="20"/>
          <table:table-cell table:number-columns-repeated="998"/>
        </table:table-row>
        <table:table-row table:style-name="ro1">
          <table:table-cell table:style-name="ce2" office:value-type="float" office:value="4" calcext:value-type="float">
            <text:p>4</text:p>
          </table:table-cell>
          <table:table-cell table:style-name="ce5" office:value-type="string" calcext:value-type="string">
            <text:p><text:a xlink:href="https://www.amazon.com/gp/product/0465026567?ie=UTF8&amp;tag=yogevsitton-20&amp;camp=1789&amp;linkCode=xm2&amp;creativeASIN=0465026567" xlink:type="simple">Gödel, Escher, Bach: An Eternal Golden Braid</text:a></text:p>
          </table:table-cell>
          <table:table-cell table:style-name="ce2" office:value-type="string" calcext:value-type="string">
            <text:p>My primary criterion for choosing courses was to cover topics that were raised in this magnificant, panoramic, and brilliantly interesting book: AI, cognitive science, computer science, philosophy, psychology, music, and art are woven together magically.</text:p>
            <text:p>http://www.joelonsoftware.com/navlinks/fog0000000262.html</text:p>
          </table:table-cell>
          <table:table-cell table:style-name="ce2" office:value-type="string" calcext:value-type="string">
            <text:p>This is a huge book that is one of the most pleasurable books I have ever read. I didn’t ever want to put this book down and I was extremely sad when I reached the end.</text:p>
            <text:p>https://simpleprogrammer.com/2015/03/23/the-ultimate-list-of-programming-books/</text:p>
          </table:table-cell>
          <table:table-cell table:style-name="ce4" office:value-type="string" calcext:value-type="string">
            <text:p><text:a xlink:href="http://www.infoworld.com/article/2620356/development-tools/10-must-read-books-for-developers.html" xlink:type="simple">http://www.infoworld.com/article/2620356/development-tools/10-must-read-books-for-developers.html</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0"/>
          <table:table-cell table:number-columns-repeated="998"/>
        </table:table-row>
        <table:table-row table:style-name="ro1">
          <table:table-cell table:style-name="ce2" office:value-type="float" office:value="4" calcext:value-type="float">
            <text:p>4</text:p>
          </table:table-cell>
          <table:table-cell table:style-name="ce6" office:value-type="string" calcext:value-type="string">
            <text:p><text:a xlink:href="https://www.amazon.com/gp/product/0137081073?ie=UTF8&amp;tag=yogevsitton-20&amp;camp=1789&amp;linkCode=xm2&amp;creativeASIN=0137081073" xlink:type="simple">The Clean Coder: A Code of Conduct for Professional Programmers</text:a></text:p>
          </table:table-cell>
          <table:table-cell table:style-name="ce2" office:value-type="string" calcext:value-type="string">
            <text:p>A lot of developers won’t like this programming book, because the advice is sometimes difficult to swallow. But swallow it if you can, because Bob Martin, the author of the book, is a veteran in the industry and has managed to stay relevant decade after decade of pumping out code. I really found this book helpful in shaping my career and making tough decisions.</text:p>
            <text:p>https://simpleprogrammer.com/2015/03/23/the-ultimate-list-of-programming-books/</text:p>
          </table:table-cell>
          <table:table-cell table:style-name="ce2" office:value-type="string" calcext:value-type="string">
            <text:p>The Clean Coder had a profound impact on me. It drastically altered how I talk to bosses, product owners, project managers, marketers, salespeople, and other non-programmers.</text:p>
            <text:p>http://www.nomachetejuggling.com/2014/02/05/top-10-career-changing-programming-books/</text:p>
          </table:table-cell>
          <table:table-cell table:style-name="ce2" office:value-type="string" calcext:value-type="string">
            <text:p>You may not always agree with the author but it provides good food for thought. It might be not what you expect, but may just be what you need.</text:p>
            <text:p>https://dzone.com/articles/must-read-book-list-for-programmers</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0"/>
          <table:table-cell table:number-columns-repeated="998"/>
        </table:table-row>
        <table:table-row table:style-name="ro1">
          <table:table-cell table:style-name="ce2" office:value-type="float" office:value="3" calcext:value-type="float">
            <text:p>3</text:p>
          </table:table-cell>
          <table:table-cell table:style-name="ce4" table:formula="of:=HYPERLINK(&quot;http://amzn.to/2eGqx2o&quot;;&quot;User Stories Applied: For Agile Software Development&quot;)" office:value-type="string" office:string-value="User Stories Applied: For Agile Software Development" calcext:value-type="string">
            <text:p>User Stories Applied: For Agile Software Development</text:p>
          </table:table-cell>
          <table:table-cell table:style-name="ce2" office:value-type="string" calcext:value-type="string">
            <text:p>Another great Agile book that helps with a major trouble area: user stories. I’ve worked with some pretty crappy user stories when working on Agile teams, simply because no one knew how to make good ones or what user stories were actually supposed to look like. This book solves that problem.</text:p>
            <text:p>https://simpleprogrammer.com/2015/03/23/the-ultimate-list-of-programming-books/</text:p>
          </table:table-cell>
          <table:table-cell table:style-name="ce2" office:value-type="string" calcext:value-type="string">
            <text:p>Every chapter contains a set of questions which are answered in the stories given and the explanation is highly sensible and carefully explained.</text:p>
            <text:p>http://www.fromdev.com/2012/02/agile-development-books-must-read.html</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1"/>
          <table:table-cell table:number-columns-repeated="998"/>
        </table:table-row>
        <table:table-row table:style-name="ro1">
          <table:table-cell table:style-name="ce2" office:value-type="float" office:value="3" calcext:value-type="float">
            <text:p>3</text:p>
          </table:table-cell>
          <table:table-cell table:style-name="ce5" office:value-type="string" calcext:value-type="string">
            <text:p><text:a xlink:href="https://www.amazon.com/gp/product/0321200683?ie=UTF8&amp;tag=yogevsitton-20&amp;camp=1789&amp;linkCode=xm2&amp;creativeASIN=0321200683" xlink:type="simple">Enterprise Integration Patterns: Designing, Building, and Deploying Messaging Solutions</text:a></text:p>
          </table:table-cell>
          <table:table-cell table:style-name="ce2" office:value-type="string" calcext:value-type="string">
            <text:p>This has been one of my favorite books since 2004 when I first read the book. The authors have nicely organized and described several asynchronous design patterns useful in every day enterprise applications, especially those involving multi-system integration.</text:p>
            <text:p>https://www.infoq.com/articles/recommended_reading_list</text:p>
          </table:table-cell>
          <table:table-cell table:style-name="ce2" office:value-type="string" calcext:value-type="string">
            <text:p>Don’t let the name of the book fool you, this book is all about message buses and all of the patterns used to implement them correctly. If you are doing any kind of integration between applications or services using a bus, you will absolutely love this book.</text:p>
            <text:p>https://simpleprogrammer.com/2015/03/23/the-ultimate-list-of-programming-books/</text:p>
          </table:table-cell>
          <table:table-cell table:style-name="ce2" office:value-type="string" calcext:value-type="string">
            <text:p>It's worth reading and re-reading if you're working with systems integration projects or writing integration software yourself. </text:p>
            <text:p>http://www.fromdev.com/2010/08/best-software-architecture-books-must.html</text:p>
          </table:table-cell>
          <table:table-cell table:style-name="ce2" table:number-columns-repeated="21"/>
          <table:table-cell table:number-columns-repeated="998"/>
        </table:table-row>
        <table:table-row table:style-name="ro1">
          <table:table-cell table:style-name="ce2" office:value-type="float" office:value="3" calcext:value-type="float">
            <text:p>3</text:p>
          </table:table-cell>
          <table:table-cell table:style-name="ce4" table:formula="of:=HYPERLINK(&quot;http://amzn.to/2eGpGyR&quot;;&quot;Release It!: Design and Deploy Production-Ready Software&quot;)" office:value-type="string" office:string-value="Release It!: Design and Deploy Production-Ready Software" calcext:value-type="string">
            <text:p>Release It!: Design and Deploy Production-Ready Software</text:p>
          </table:table-cell>
          <table:table-cell table:style-name="ce2" office:value-type="string" calcext:value-type="string">
            <text:p>The book is filled with war stories showing where large-scale systems fail, and Michael uses his vast experience to extract some common anti-patterns, problems that occur again and again in naive designs.</text:p>
            <text:p>https://www.infoq.com/articles/recommended_reading_list</text:p>
          </table:table-cell>
          <table:table-cell table:style-name="ce2" office:value-type="string" calcext:value-type="string">
            <text:p>The patterns sections alone are worth the price of admission here, and the fact that the book is chock full of even more useful content beyond them is kind of stunning</text:p>
            <text:p>http://www.nomachetejuggling.com/2014/02/05/top-10-career-changing-programming-books/</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1"/>
          <table:table-cell table:number-columns-repeated="998"/>
        </table:table-row>
        <table:table-row table:style-name="ro1">
          <table:table-cell table:style-name="ce2" office:value-type="float" office:value="3" calcext:value-type="float">
            <text:p>3</text:p>
          </table:table-cell>
          <table:table-cell table:style-name="ce6" office:value-type="string" calcext:value-type="string">
            <text:p><text:a xlink:href="https://www.amazon.com/gp/product/1934356344?ie=UTF8&amp;tag=yogevsitton-20&amp;camp=1789&amp;linkCode=xm2&amp;creativeASIN=1934356344" xlink:type="simple">The Passionate Programmer: Creating a Remarkable Career in Software Development</text:a></text:p>
          </table:table-cell>
          <table:table-cell table:style-name="ce2" office:value-type="string" calcext:value-type="string">
            <text:p>I highly recommend reading this book if you want to move beyond programming as just a job.</text:p>
            <text:p>https://simpleprogrammer.com/2015/03/23/the-ultimate-list-of-programming-books/</text:p>
          </table:table-cell>
          <table:table-cell table:style-name="ce2" office:value-type="string" calcext:value-type="string">
            <text:p>It's pretty high level, but full of extraordinarily important advice to ensure you find yourself at companies that fit you and that you fit into well.</text:p>
            <text:p>http://www.nomachetejuggling.com/2014/02/05/top-10-career-changing-programming-books/</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1"/>
          <table:table-cell table:number-columns-repeated="998"/>
        </table:table-row>
        <table:table-row table:style-name="ro1">
          <table:table-cell table:style-name="ce2" office:value-type="float" office:value="2" calcext:value-type="float">
            <text:p>2</text:p>
          </table:table-cell>
          <table:table-cell table:style-name="ce4" table:formula="of:=HYPERLINK(&quot;http://amzn.to/2eGonQa&quot;;&quot;About Face: The Essentials of Interaction Design&quot;)" office:value-type="string" office:string-value="About Face: The Essentials of Interaction Design" calcext:value-type="string">
            <text:p>About Face: The Essentials of Interaction Design</text:p>
          </table:table-cell>
          <table:table-cell table:style-name="ce2" office:value-type="string" calcext:value-type="string">
            <text:p>I've owned a few versions of this book now (this is version four), and it is the rare book which is getting better and better as it is revised, and more authors are added for different perspectives.</text:p>
            <text:p>https://blog.codinghorror.com/recommended-reading-for-developers/</text:p>
          </table:table-cell>
          <table:table-cell table:style-name="ce2" office:value-type="string" calcext:value-type="string">
            <text:p>A classic of UI design, this is a great bible of GUI design from the inventor of Visual Basic.</text:p>
            <text:p>http://www.joelonsoftware.com/navlinks/fog0000000262.html</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4" table:formula="of:=HYPERLINK(&quot;http://amzn.to/2eV2DE0&quot;;&quot;Designing Web Usabillity&quot;)" office:value-type="string" office:string-value="Designing Web Usabillity" calcext:value-type="string">
            <text:p>Designing Web Usabillity</text:p>
          </table:table-cell>
          <table:table-cell table:style-name="ce2" office:value-type="string" calcext:value-type="string">
            <text:p>Designing Web Usability is of course a full-on web usability primer, so it's a bit different than the GUI-oriented Cooper books.</text:p>
            <text:p>https://blog.codinghorror.com/recommended-reading-for-developers/</text:p>
          </table:table-cell>
          <table:table-cell table:style-name="ce2" office:value-type="string" calcext:value-type="string">
            <text:p>If you're doing any kind of web design, you need to know the principles in this book. If you're doing non-web design, think of this is an excellent case study in usability engineering.</text:p>
            <text:p>http://www.joelonsoftware.com/navlinks/fog0000000262.html</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4" table:formula="of:=HYPERLINK(&quot;http://amzn.to/2evTei8&quot;;&quot;A Pattern Language: Towns, Buildings, Construction (Center for Environmental Structure)&quot;)" office:value-type="string" office:string-value="A Pattern Language: Towns, Buildings, Construction (Center for Environmental Structure)" calcext:value-type="string">
            <text:p>A Pattern Language: Towns, Buildings, Construction (Center for Environmental Structure)</text:p>
          </table:table-cell>
          <table:table-cell table:style-name="ce2" office:value-type="string" calcext:value-type="string">
            <text:p>I bought it because I'm interested in architecture. Then I noticed something: almost everything in the book can be applied to the work we do as software designers.</text:p>
            <text:p>http://www.joelonsoftware.com/navlinks/fog0000000262.html</text:p>
          </table:table-cell>
          <table:table-cell table:style-name="ce9" office:value-type="string" calcext:value-type="string">
            <text:p>I bought it because I'm interested in architecture. Then I noticed something: almost everything in the book can be applied to the work we do as software designers.</text:p>
            <text:p>http://www.joelonsoftware.com/navlinks/fog0000000262.html</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4" table:formula="of:=HYPERLINK(&quot;http://amzn.to/2evJF2J&quot;;&quot;The Visual Display of Quantitative Information&quot;)" office:value-type="string" office:string-value="The Visual Display of Quantitative Information" calcext:value-type="string">
            <text:p>The Visual Display of Quantitative Information</text:p>
          </table:table-cell>
          <table:table-cell table:style-name="ce4" office:value-type="string" calcext:value-type="string">
            <text:p><text:a xlink:href="https://blog.codinghorror.com/recommended-reading-for-developers/" xlink:type="simple">https://blog.codinghorror.com/recommended-reading-for-developers/</text:a></text:p>
          </table:table-cell>
          <table:table-cell table:style-name="ce4" office:value-type="string" calcext:value-type="string">
            <text:p><text:a xlink:href="http://feltpresence.com/reading_list" xlink:type="simple">http://feltpresence.com/reading_list</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4" table:formula="of:=HYPERLINK(&quot;http://amzn.to/2ecnFel&quot;;&quot;Extreme Programming Explained: Embrace Change&quot;)" office:value-type="string" office:string-value="Extreme Programming Explained: Embrace Change" calcext:value-type="string">
            <text:p>Extreme Programming Explained: Embrace Change</text:p>
          </table:table-cell>
          <table:table-cell table:style-name="ce2" office:value-type="string" calcext:value-type="string">
            <text:p>Extreme Programming Explained (Kent Beck) is a good intro to XP, and even if you don't subscribe to the everything-agile approach, it makes a good read. Probably not a reference tome though.</text:p>
            <text:p>https://www.infoq.com/articles/recommended_reading_list</text:p>
          </table:table-cell>
          <table:table-cell table:style-name="ce2" office:value-type="string" calcext:value-type="string">
            <text:p>This programming book is an extremely prescriptive description of how to implement extreme programming, but the ideas in this book can be applied to many different kinds of Agile environments.</text:p>
            <text:p>https://simpleprogrammer.com/2015/03/23/the-ultimate-list-of-programming-books/</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13476904X?ie=UTF8&amp;tag=yogevsitton-20&amp;camp=1789&amp;linkCode=xm2&amp;creativeASIN=013476904X" xlink:type="simple">Smalltalk Best Practice Patterns</text:a></text:p>
          </table:table-cell>
          <table:table-cell table:style-name="ce2" office:value-type="string" calcext:value-type="string">
            <text:p>Incredibly practical advice for what constitutes good OO code. It’s done in Smalltalk, but the principles are mostly universal. Probably my favorite nuts’n’bolts of programming design book. Very granular.</text:p>
            <text:p>https://signalvnoise.com/posts/3375-the-five-programming-books-that-meant-most-to-me</text:p>
          </table:table-cell>
          <table:table-cell table:style-name="ce4" office:value-type="string" calcext:value-type="string">
            <text:p><text:a xlink:href="http://feltpresence.com/reading_list" xlink:type="simple">http://feltpresence.com/reading_list</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4" table:formula="of:=HYPERLINK(&quot;http://amzn.to/2eufEEC&quot;;&quot;Software Systems Architecture: Working With Stakeholders Using Viewpoints and Perspectives&quot;)" office:value-type="string" office:string-value="Software Systems Architecture: Working With Stakeholders Using Viewpoints and Perspectives" calcext:value-type="string">
            <text:p>Software Systems Architecture: Working With Stakeholders Using Viewpoints and Perspectives</text:p>
          </table:table-cell>
          <table:table-cell table:style-name="ce2" office:value-type="string" calcext:value-type="string">
            <text:p>This software architecture book is a must read for beginners. This book focuses on many common mistakes people make during beginning of the software architect job. This book can certainly help you do your job more efficiently.</text:p>
            <text:p>http://www.fromdev.com/2010/08/best-software-architecture-books-must.html</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321213351?ie=UTF8&amp;tag=yogevsitton-20&amp;camp=1789&amp;linkCode=xm2&amp;creativeASIN=0321213351" xlink:type="simple">Refactoring to Patterns</text:a></text:p>
          </table:table-cell>
          <table:table-cell table:style-name="ce2" office:value-type="string" calcext:value-type="string">
            <text:p>This is a programming book that teaches you—scratch that—shows you how to move existing code into patterns and how to even move it out of patterns. Should be on every architect’s bookshelf.</text:p>
            <text:p>https://simpleprogrammer.com/2015/03/23/the-ultimate-list-of-programming-books/</text:p>
          </table:table-cell>
          <table:table-cell table:style-name="ce2" office:value-type="string" calcext:value-type="string">
            <text:p>This book does an excellent job of bringing patterns into coding, rather than relegating them just to design discussions. This includes twenty-seven pattern-directed refactorings with real-world code examples.</text:p>
            <text:p>http://www.fromdev.com/2010/06/5-best-design-pattern-books-you-must.html</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131479415?ie=UTF8&amp;tag=yogevsitton-20&amp;camp=1789&amp;linkCode=xm2&amp;creativeASIN=0131479415" xlink:type="simple">Agile Estimating and Planning</text:a></text:p>
          </table:table-cell>
          <table:table-cell table:style-name="ce2" office:value-type="string" calcext:value-type="string">
            <text:p>Highly recommended for anyone working in an Agile environment.</text:p>
            <text:p>https://simpleprogrammer.com/2015/03/23/the-ultimate-list-of-programming-books/</text:p>
          </table:table-cell>
          <table:table-cell table:style-name="ce2" office:value-type="string" calcext:value-type="string">
            <text:p>his book is my second favorite and surely one of the best agile books. The book provides pragmatic approach to explain Agile Development, bringing the multiple planning approaches at several levels for measuring the software feature implementation, completion and acceptance.</text:p>
            <text:p>http://www.fromdev.com/2012/02/agile-development-books-must-read.html</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4" table:formula="of:=HYPERLINK(&quot;http://amzn.to/2dLrVle&quot;;&quot;Zen and the Art of Motorcycle Maintenance: An Inquiry Into Values&quot;)" office:value-type="string" office:string-value="Zen and the Art of Motorcycle Maintenance: An Inquiry Into Values" calcext:value-type="string">
            <text:p>Zen and the Art of Motorcycle Maintenance: An Inquiry Into Values</text:p>
          </table:table-cell>
          <table:table-cell table:style-name="ce2" office:value-type="string" calcext:value-type="string">
            <text:p>This book goes a long way towards relating engineering and philosophy.</text:p>
            <text:p>http://www.joelonsoftware.com/navlinks/fog0000000262.html</text:p>
          </table:table-cell>
          <table:table-cell table:style-name="ce4" office:value-type="string" calcext:value-type="string">
            <text:p><text:a xlink:href="http://www.infoworld.com/article/2620356/development-tools/10-must-read-books-for-developers.html" xlink:type="simple">http://www.infoworld.com/article/2620356/development-tools/10-must-read-books-for-developers.html</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984782850?ie=UTF8&amp;tag=yogevsitton-20&amp;camp=1789&amp;linkCode=xm2&amp;creativeASIN=0984782850" xlink:type="simple">Cracking the Coding Interview: 189 Programming Questions and Solutions</text:a></text:p>
          </table:table-cell>
          <table:table-cell table:style-name="ce2" office:value-type="string" calcext:value-type="string">
            <text:p>The book is full of great interview advice and real programming problems that will not only help you pass a coding interview, but make you a better programmer overall. If you can master the exercises in this book, it will be very difficult to stump you in a programming interview.</text:p>
            <text:p>https://simpleprogrammer.com/2015/03/23/the-ultimate-list-of-programming-books/</text:p>
          </table:table-cell>
          <table:table-cell table:style-name="ce2" office:value-type="string" calcext:value-type="string">
            <text:p>Definitely one of the best programming interview books out there</text:p>
            <text:p>http://www.codingdojo.com/blog/9-best-programming-books-read-right-now-want-distinguish/</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4" table:formula="of:=HYPERLINK(&quot;http://amzn.to/2eGpHmk&quot;;&quot;Apprenticeship Patterns: Guidance for the Aspiring Software Craftsman&quot;)" office:value-type="string" office:string-value="Apprenticeship Patterns: Guidance for the Aspiring Software Craftsman" calcext:value-type="string">
            <text:p>Apprenticeship Patterns: Guidance for the Aspiring Software Craftsman</text:p>
          </table:table-cell>
          <table:table-cell table:style-name="ce2" office:value-type="string" calcext:value-type="string">
            <text:p>Apprenticeship Patterns is the best book on Software Craftsmanship I've read, and I've read quite a few.</text:p>
            <text:p>http://www.nomachetejuggling.com/2014/02/05/top-10-career-changing-programming-books/</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6" office:value-type="string" calcext:value-type="string">
            <text:p><text:a xlink:href="https://www.amazon.com/gp/product/1934356050?ie=UTF8&amp;tag=yogevsitton-20&amp;camp=1789&amp;linkCode=xm2&amp;creativeASIN=1934356050" xlink:type="simple">Pragmatic Thinking and Learning: Refactor Your Wetware </text:a></text:p>
          </table:table-cell>
          <table:table-cell table:style-name="ce2" office:value-type="string" calcext:value-type="string">
            <text:p>It contains many ways to help improve learning, working etc., for one by using the Dreyfus learning model.</text:p>
            <text:p>https://www.infoq.com/articles/recommended_reading_list</text:p>
          </table:table-cell>
          <table:table-cell table:style-name="ce2" office:value-type="string" calcext:value-type="string">
            <text:p>Learn more about your brain than you ever realized you needed to know.</text:p>
            <text:p>http://www.nomachetejuggling.com/2014/02/05/top-10-career-changing-programming-books/</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596527675?ie=UTF8&amp;tag=yogevsitton-20&amp;camp=1789&amp;linkCode=xm2&amp;creativeASIN=0596527675" xlink:type="simple">The Art of Agile Development</text:a></text:p>
          </table:table-cell>
          <table:table-cell table:style-name="ce2" office:value-type="string" calcext:value-type="string">
            <text:p>Each article in the book explains a practice or a component of Agile Development. Thus, the book provides practical value to businesses, customers, testers, analysts and developers.</text:p>
            <text:p>http://www.fromdev.com/2012/02/agile-development-books-must-read.html</text:p>
          </table:table-cell>
          <table:table-cell table:style-name="ce2" office:value-type="string" calcext:value-type="string">
            <text:p>The Art of Agile Development was easily the most influential book on how I like to work. This one is pretty subjective, as I'm pretty sure any good XP book would have had the same effect, but this was the one that did it for me, so I had to include it here.</text:p>
            <text:p>http://www.nomachetejuggling.com/2014/02/05/top-10-career-changing-programming-books/</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1617292397?ie=UTF8&amp;tag=yogevsitton-20&amp;camp=1789&amp;linkCode=xm2&amp;creativeASIN=1617292397" xlink:type="simple">Soft Skills: The software developer's life manual</text:a></text:p>
          </table:table-cell>
          <table:table-cell table:style-name="ce2" office:value-type="string" calcext:value-type="string">
            <text:p>This book covers everything-else-apart-from-coding ranging from career, to personal branding, blogging, learning, teaching, finances, and even fitness and relationships.</text:p>
            <text:p>http://www.codingdojo.com/blog/9-best-programming-books-read-right-now-want-distinguish/</text:p>
          </table:table-cell>
          <table:table-cell table:style-name="ce2" office:value-type="string" calcext:value-type="string">
            <text:p>You will be a much more satisfied and happier person if you follow the suggestions in this book, not just as a programmer, but as your whole self.</text:p>
            <text:p>https://dzone.com/articles/must-read-book-list-for-programmers</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321579364?ie=UTF8&amp;tag=yogevsitton-20&amp;camp=1789&amp;linkCode=xm2&amp;creativeASIN=0321579364" xlink:type="simple">Succeeding with Agile: Software Development Using Scrum</text:a></text:p>
          </table:table-cell>
          <table:table-cell table:style-name="ce2" office:value-type="string" calcext:value-type="string">
            <text:p>It provides an insight into Agile Development and compares some of the real ideas with stories, also offers examples of Agile Development which will appeal to a number of readers. Moreover, it provides tips to adopt new improved Agile Development procedures.</text:p>
            <text:p>http://www.fromdev.com/2012/02/agile-development-books-must-read.html</text:p>
          </table:table-cell>
          <table:table-cell table:style-name="ce2" office:value-type="string" calcext:value-type="string">
            <text:p>This is a classic for anyone transitioning to Agile. I initially read it to get a comprehensive overview of Agile and help our organization determine which strategies would be best suited to our environment.</text:p>
            <text:p>https://blog.parasoft.com/software-development-books-to-read</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4" table:formula="of:=HYPERLINK(&quot;http://amzn.to/2ejUVUx&quot;;&quot;Growing Object-Oriented Software, Guided by Tests&quot;)" office:value-type="string" office:string-value="Growing Object-Oriented Software, Guided by Tests" calcext:value-type="string">
            <text:p>Growing Object-Oriented Software, Guided by Tests</text:p>
          </table:table-cell>
          <table:table-cell table:style-name="ce2" office:value-type="string" calcext:value-type="string">
            <text:p>You definitely should read it, just to know what's going on, but it won't help you write good tests. Read this one instead, and read it many times.</text:p>
            <text:p>http://www.yegor256.com/2015/04/22/favorite-software-books.html</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321349601?ie=UTF8&amp;tag=yogevsitton-20&amp;camp=1789&amp;linkCode=xm2&amp;creativeASIN=0321349601" xlink:type="simple">Java Concurrency in Practice</text:a></text:p>
          </table:table-cell>
          <table:table-cell table:style-name="ce2" office:value-type="string" calcext:value-type="string">
            <text:p>This book is critical. You shouldn’t let even senior developers touch your code base if they haven’t read this book and understood the concepts within. It is old, but it’s still relevant.</text:p>
            <text:p>https://blog.parasoft.com/software-development-books-to-read</text:p>
          </table:table-cell>
          <table:table-cell table:style-name="ce2" office:value-type="string" calcext:value-type="string">
            <text:p>This is a very practical book about Java multi-threading, and at the same time, it provides a lot of theoretical knowledge about concurrency in general. I highly recommend you read it at least once.</text:p>
            <text:p>http://www.yegor256.com/2015/04/22/favorite-software-books.html</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735605351?ie=UTF8&amp;tag=yogevsitton-20&amp;camp=1789&amp;linkCode=xm2&amp;creativeASIN=0735605351" xlink:type="simple">Software Estimation: Demystifying the Black Art (Developer Best Practices)</text:a></text:p>
          </table:table-cell>
          <table:table-cell table:style-name="ce2" office:value-type="string" calcext:value-type="string">
            <text:p>This one's an interesting read about software engineering and its most tricky part—estimations. At the least, read it to be aware of the problem and possible solutions.</text:p>
            <text:p>http://www.yegor256.com/2015/04/22/favorite-software-books.html</text:p>
          </table:table-cell>
          <table:table-cell table:style-name="ce4" office:value-type="string" calcext:value-type="string">
            <text:p><text:a xlink:href="http://www.doolwind.com/blog/top-10-software-development-books/" xlink:type="simple">http://www.doolwind.com/blog/top-10-software-development-books/</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1491903996?ie=UTF8&amp;tag=yogevsitton-20&amp;camp=1789&amp;linkCode=xm2&amp;creativeASIN=1491903996" xlink:type="simple">Effective Modern C++: 42 Specific Ways to Improve Your Use of C++11 and C++14</text:a></text:p>
          </table:table-cell>
          <table:table-cell table:style-name="ce2" office:value-type="string" calcext:value-type="string">
            <text:p>This books are totally crucial for any serious C++ developer out there. They cover a lot of useful techniques about improving your C++ skills and understanding the true power that the language offers.</text:p>
            <text:p>https://nicolasgoles.com/blog/2011/02/10-favorite-software-development-books/</text:p>
          </table:table-cell>
          <table:table-cell table:style-name="ce2" office:value-type="string" calcext:value-type="string">
            <text:p>If you understand most of them, your Java/Ruby/Python/Scala coding skills will improve significantly.</text:p>
            <text:p>http://www.yegor256.com/2015/04/22/favorite-software-books.html</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6" office:value-type="string" calcext:value-type="string">
            <text:p><text:a xlink:href="https://www.amazon.com/gp/product/032157351X?ie=UTF8&amp;tag=yogevsitton-20&amp;camp=1789&amp;linkCode=xm2&amp;creativeASIN=032157351X" xlink:type="simple">Algorithms</text:a></text:p>
          </table:table-cell>
          <table:table-cell table:style-name="ce4" office:value-type="string" calcext:value-type="string">
            <text:p><text:a xlink:href="https://www.reddit.com/r/learnprogramming/wiki/books" xlink:type="simple">https://www.reddit.com/r/learnprogramming/wiki/book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193435659X?ie=UTF8&amp;tag=yogevsitton-20&amp;camp=1789&amp;linkCode=xm2&amp;creativeASIN=193435659X" xlink:type="simple">Seven Languages in Seven Weeks: A Pragmatic Guide to Learning Programming Languages (Pragmatic Programmers)</text:a></text:p>
          </table:table-cell>
          <table:table-cell table:style-name="ce2" office:value-type="string" calcext:value-type="string">
            <text:p>I love this book, because it stretches you and makes you a more open-minded programmer. This book helped me to see how similar so many programming languages are, appreciate their differences and see just how fast I could learn.</text:p>
            <text:p>https://simpleprogrammer.com/2015/03/23/the-ultimate-list-of-programming-books/</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814434452?ie=UTF8&amp;tag=yogevsitton-20&amp;camp=1789&amp;linkCode=xm2&amp;creativeASIN=0814434452" xlink:type="simple">Debugging: The 9 Indispensable Rules for Finding Even the Most Elusive Software and Hardware Problems</text:a></text:p>
          </table:table-cell>
          <table:table-cell table:style-name="ce2" office:value-type="string" calcext:value-type="string">
            <text:p>All new developers on my team are asked to read this book. This book is a quick and fun read with interesting examples that anyone can understand.</text:p>
            <text:p>https://blog.parasoft.com/software-development-books-to-read</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2"/>
          <table:table-cell table:number-columns-repeated="998"/>
        </table:table-row>
        <table:table-row table:style-name="ro1">
          <table:table-cell table:style-name="ce2" office:value-type="float" office:value="2" calcext:value-type="float">
            <text:p>2</text:p>
          </table:table-cell>
          <table:table-cell table:style-name="ce5" office:value-type="string" calcext:value-type="string">
            <text:p><text:a xlink:href="https://www.amazon.com/gp/product/0307463745?ie=UTF8&amp;tag=yogevsitton-20&amp;camp=1789&amp;linkCode=xm2&amp;creativeASIN=0307463745" xlink:type="simple">Rework</text:a></text:p>
          </table:table-cell>
          <table:table-cell table:style-name="ce2" office:value-type="string" calcext:value-type="string">
            <text:p>This book is for project leads and managers who want to learn from what has made others successful in writing software. You don't have to agree with everything they have to share in order to come away with new thoughts and ideas.</text:p>
            <text:p>https://blog.parasoft.com/software-development-books-to-read</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2"/>
          <table:table-cell table:number-columns-repeated="998"/>
        </table:table-row>
        <table:table-row table:style-name="ro1">
          <table:table-cell table:style-name="ce2" office:value-type="float" office:value="1" calcext:value-type="float">
            <text:p>1</text:p>
          </table:table-cell>
          <table:table-cell table:style-name="ce4" table:formula="of:=HYPERLINK(&quot;http://amzn.to/2dzzMzg&quot;;&quot;A Random Walk down Wall Street: The Time-tested Strategy for Successful Investing&quot;)" office:value-type="string" office:string-value="A Random Walk down Wall Street: The Time-tested Strategy for Successful Investing" calcext:value-type="string">
            <text:p>A Random Walk down Wall Street: The Time-tested Strategy for Successful Investing</text:p>
          </table:table-cell>
          <table:table-cell table:style-name="ce2" office:value-type="string" calcext:value-type="string">
            <text:p>What if I told you that you could read one book and know everything you are going to need to know about managing your investments? And I mean, everything. Well, it's true. And this is the book.</text:p>
            <text:p>http://www.joelonsoftware.com/navlinks/fog0000000262.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f4yt0j&quot;;&quot;Agile Testing: A Practical Guide for Testers and Agile Teams&quot;)" office:value-type="string" office:string-value="Agile Testing: A Practical Guide for Testers and Agile Teams" calcext:value-type="string">
            <text:p>Agile Testing: A Practical Guide for Testers and Agile Teams</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ecjlLO&quot;;&quot;Beautiful Evidence&quot;)" office:value-type="string" office:string-value="Beautiful Evidence" calcext:value-type="string">
            <text:p>Beautiful Evidence</text:p>
          </table:table-cell>
          <table:table-cell table:style-name="ce4" office:value-type="string" calcext:value-type="string">
            <text:p><text:a xlink:href="https://blog.codinghorror.com/recommended-reading-for-developers/" xlink:type="simple">https://blog.codinghorror.com/recommended-reading-for-developers/</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eufeym&quot;;&quot;Designing Interfaces&quot;)" office:value-type="string" office:string-value="Designing Interfaces" calcext:value-type="string">
            <text:p>Designing Interfaces</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dZPULg&quot;;&quot;Envisioning Information&quot;)" office:value-type="string" office:string-value="Envisioning Information" calcext:value-type="string">
            <text:p>Envisioning Information</text:p>
          </table:table-cell>
          <table:table-cell table:style-name="ce4" office:value-type="string" calcext:value-type="string">
            <text:p><text:a xlink:href="https://blog.codinghorror.com/recommended-reading-for-developers/" xlink:type="simple">https://blog.codinghorror.com/recommended-reading-for-developers/</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eGoQ4W&quot;;&quot;Essential Scrum: A Practical Guide to the Most Popular Agile Process&quot;)" office:value-type="string" office:string-value="Essential Scrum: A Practical Guide to the Most Popular Agile Process" calcext:value-type="string">
            <text:p>Essential Scrum: A Practical Guide to the Most Popular Agile Process</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f4z02h&quot;;&quot;Foundations of Security: What Every Programmer Needs to Know&quot;)" office:value-type="string" office:string-value="Foundations of Security: What Every Programmer Needs to Know" calcext:value-type="string">
            <text:p>Foundations of Security: What Every Programmer Needs to Know</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3"/>
          <table:table-cell table:number-columns-repeated="998"/>
        </table:table-row>
        <table:table-row table:style-name="ro1">
          <table:table-cell table:style-name="ce3" office:value-type="float" office:value="1" calcext:value-type="float">
            <text:p>1</text:p>
          </table:table-cell>
          <table:table-cell table:style-name="ce7" table:formula="of:=HYPERLINK(&quot;http://amzn.to/2eGyyo4&quot;;&quot;Growing a Business&quot;)" office:value-type="string" office:string-value="Growing a Business" calcext:value-type="string">
            <text:p>Growing a Business</text:p>
          </table:table-cell>
          <table:table-cell table:style-name="ce2" office:value-type="string" calcext:value-type="string">
            <text:p>People regularly email me and say, "gosh, I love your theory about starting a company the Ben and Jerry's way, but, how do I get started?" This is the book you want to read.</text:p>
            <text:p>http://www.joelonsoftware.com/navlinks/fog0000000262.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dzAlcd&quot;;&quot;Helplessness: On Depression, Development, and Death&quot;)" office:value-type="string" office:string-value="Helplessness: On Depression, Development, and Death" calcext:value-type="string">
            <text:p>Helplessness: On Depression, Development, and Death</text:p>
          </table:table-cell>
          <table:table-cell table:style-name="ce2" office:value-type="string" calcext:value-type="string">
            <text:p>What does this have to do with a book on depression? Well, it turns out that people literally become clinically depressed when they feel like they can't control their lives and their environment.</text:p>
            <text:p>http://www.joelonsoftware.com/navlinks/fog0000000262.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eudXHw&quot;;&quot;How to Win Friends and Influence People&quot;)" office:value-type="string" office:string-value="How to Win Friends and Influence People" calcext:value-type="string">
            <text:p>How to Win Friends and Influence People</text:p>
          </table:table-cell>
          <table:table-cell table:style-name="ce2" office:value-type="string" calcext:value-type="string">
            <text:p>Your success relies on other people’s cooperation, collaboration, and ideas more than ever before. How to Win Friends and Influence People will help you navigate these personal waters better than any other resource I know of.</text:p>
            <text:p>http://robertgreiner.com/2013/09/software-developer-book-recommendation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evSNnI&quot;;&quot;Influence: The Psychology of Persuasion&quot;)" office:value-type="string" office:string-value="Influence: The Psychology of Persuasion" calcext:value-type="string">
            <text:p>Influence: The Psychology of Persuasion</text:p>
          </table:table-cell>
          <table:table-cell table:style-name="ce2" office:value-type="string" calcext:value-type="string">
            <text:p>Cialdini's excellent book discusses the psychological theories behind the science and practice of influencing the behavior of other people. Read it before they do!</text:p>
            <text:p>http://www.joelonsoftware.com/navlinks/fog0000000262.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f4zEgh&quot;;&quot;Leading Lean Software Development: Results Are not the Point&quot;)" office:value-type="string" office:string-value="Leading Lean Software Development: Results Are not the Point" calcext:value-type="string">
            <text:p>Leading Lean Software Development: Results Are not the Point</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dyf8Ew&quot;;&quot;Microserfs&quot;)" office:value-type="string" office:string-value="Microserfs" calcext:value-type="string">
            <text:p>Microserfs</text:p>
          </table:table-cell>
          <table:table-cell table:style-name="ce2" office:value-type="string" calcext:value-type="string">
            <text:p>Nothing quite captures the feeling of being a young programmer at a big software company as well as Microserfs.</text:p>
            <text:p>http://www.joelonsoftware.com/navlinks/fog0000000262.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f4vqoW&quot;;&quot;Object Design: Roles, Responsibilities, and Collaborations&quot;)" office:value-type="string" office:string-value="Object Design: Roles, Responsibilities, and Collaborations" calcext:value-type="string">
            <text:p>Object Design: Roles, Responsibilities, and Collaborations</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dZRWv6&quot;;&quot;Regular Expressions Cookbook&quot;)" office:value-type="string" office:string-value="Regular Expressions Cookbook" calcext:value-type="string">
            <text:p>Regular Expressions Cookbook</text:p>
          </table:table-cell>
          <table:table-cell table:style-name="ce2" office:value-type="string" calcext:value-type="string">
            <text:p>Once you delve into the world of regular expressions, you may become drunk with the amazing power and potential they have, which results in things like Perl. Remember, absolute power corrupts absolutely. But it also rocks absolutely.</text:p>
            <text:p>https://blog.codinghorror.com/recommended-reading-for-developer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f4BM7L&quot;;&quot;The Inmates Are Running the Asylum: Why High Tech Products Drive Us Crazy and How to Restore the Sanity&quot;)" office:value-type="string" office:string-value="The Inmates Are Running the Asylum: Why High Tech Products Drive Us Crazy and How to Restore the Sanity" calcext:value-type="string">
            <text:p>The Inmates Are Running the Asylum: Why High Tech Products Drive Us Crazy and How to Restore the Sanity</text:p>
          </table:table-cell>
          <table:table-cell table:style-name="ce2" office:value-type="string" calcext:value-type="string">
            <text:p>There's nothing magical here; as always, it boils down to knowing who your users are and what they really do – and the personas technique is a great way to get there.</text:p>
            <text:p>https://blog.codinghorror.com/recommended-reading-for-developer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eccy4L&quot;;&quot;The Lean Startup: How Today's Entrepreneurs Use Continuous Innovation to Create Radically Successful Businesses&quot;)" office:value-type="string" office:string-value="The Lean Startup: How Today's Entrepreneurs Use Continuous Innovation to Create Radically Successful Businesses" calcext:value-type="string">
            <text:p>The Lean Startup: How Today's Entrepreneurs Use Continuous Innovation to Create Radically Successful Businesses</text:p>
          </table:table-cell>
          <table:table-cell table:style-name="ce4" office:value-type="string" calcext:value-type="string">
            <text:p><text:a xlink:href="https://stevewedig.com/2014/02/03/software-developers-reading-list/" xlink:type="simple">https://stevewedig.com/2014/02/03/software-developers-reading-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dLrl7a&quot;;&quot;The Non-Designer's Design Book&quot;)" office:value-type="string" office:string-value="The Non-Designer's Design Book" calcext:value-type="string">
            <text:p>The Non-Designer's Design Book</text:p>
          </table:table-cell>
          <table:table-cell table:style-name="ce2" office:value-type="string" calcext:value-type="string">
            <text:p>This excellent, thin book will give you a grasp of the principles behind page layout, fonts, etc. The good news is, you can read it in the bath before the water gets cold, and the next day, your dialog boxes and powerpoints and web pages will start looking better.</text:p>
            <text:p>http://www.joelonsoftware.com/navlinks/fog0000000262.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ecgh2g&quot;;&quot;User Interface Design for Programmers&quot;)" office:value-type="string" office:string-value="User Interface Design for Programmers" calcext:value-type="string">
            <text:p>User Interface Design for Programmers</text:p>
          </table:table-cell>
          <table:table-cell table:style-name="ce2" office:value-type="string" calcext:value-type="string">
            <text:p>The most common reaction I've heard from readers is "after reading your book, I found three things I just HAVE to change in my program."</text:p>
            <text:p>http://www.joelonsoftware.com/navlinks/fog0000000262.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eui32n&quot;;&quot;Visual Explanations: Images and Quantities, Evidence and Narrative&quot;)" office:value-type="string" office:string-value="Visual Explanations: Images and Quantities, Evidence and Narrative" calcext:value-type="string">
            <text:p>Visual Explanations: Images and Quantities, Evidence and Narrative</text:p>
          </table:table-cell>
          <table:table-cell table:style-name="ce4" office:value-type="string" calcext:value-type="string">
            <text:p><text:a xlink:href="https://blog.codinghorror.com/recommended-reading-for-developers/" xlink:type="simple">https://blog.codinghorror.com/recommended-reading-for-developers/</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4" table:formula="of:=HYPERLINK(&quot;http://amzn.to/2ewTIpw&quot;;&quot;Troubled IT Projects : Prevention and Turnaround&quot;)" office:value-type="string" office:string-value="Troubled IT Projects : Prevention and Turnaround" calcext:value-type="string">
            <text:p>Troubled IT Projects : Prevention and Turnaround</text:p>
          </table:table-cell>
          <table:table-cell table:style-name="ce2" office:value-type="string" calcext:value-type="string">
            <text:p>...probably one you've not come across before, but actually explains a number of things that can go wrong in managing a project.</text:p>
            <text:p>https://www.infoq.com/articles/recommended_reading_list</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321268776?ie=UTF8&amp;tag=yogevsitton-20&amp;camp=1789&amp;linkCode=xm2&amp;creativeASIN=0321268776" xlink:type="simple">Collaboration Explained: Facilitation Skills for Software Project Leaders</text:a></text:p>
          </table:table-cell>
          <table:table-cell table:style-name="ce2" office:value-type="string" calcext:value-type="string">
            <text:p>If you hate meetings and/or believe they should improve, you must read this book - whether you are involved in an agile project or not!</text:p>
            <text:p>https://www.infoq.com/articles/recommended_reading_list</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321482751?ie=UTF8&amp;tag=yogevsitton-20&amp;camp=1789&amp;linkCode=xm2&amp;creativeASIN=0321482751" xlink:type="simple">Agile Software Development: The Cooperative Game</text:a></text:p>
          </table:table-cell>
          <table:table-cell table:style-name="ce2" office:value-type="string" calcext:value-type="string">
            <text:p>Possibly the most interesting book I've ever read about agile software development.</text:p>
            <text:p>https://www.infoq.com/articles/recommended_reading_list</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887306764?ie=UTF8&amp;tag=yogevsitton-20&amp;camp=1789&amp;linkCode=xm2&amp;creativeASIN=0887306764" xlink:type="simple">The Wisdom of Teams: Creating the High-Performance Organization</text:a></text:p>
          </table:table-cell>
          <table:table-cell table:style-name="ce2" office:value-type="string" calcext:value-type="string">
            <text:p>By the end of the book you will discover that "Nothing can guarantee the creation of high performance teams. The best you can do is put in place the conditions that will help them form."</text:p>
            <text:p>https://www.infoq.com/articles/recommended_reading_list</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593276680?ie=UTF8&amp;tag=yogevsitton-20&amp;camp=1789&amp;linkCode=xm2&amp;creativeASIN=1593276680" xlink:type="simple">Inside the Machine: An Illustrated Introduction to Microprocessors and Computer Architecture</text:a></text:p>
          </table:table-cell>
          <table:table-cell table:style-name="ce2" office:value-type="string" calcext:value-type="string">
            <text:p>nowing how instruction fusion helps improve reorder buffer efficiency is great for water cooler discussions - but knowing how memory hierarchy and cache behavior impacts performance on modern CPUs might just help you optimize yourself out of a tight corner.</text:p>
            <text:p>https://www.infoq.com/articles/recommended_reading_list</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848000693?ie=UTF8&amp;tag=yogevsitton-20&amp;camp=1789&amp;linkCode=xm2&amp;creativeASIN=1848000693" xlink:type="simple">The Algorithm Design Manual</text:a></text:p>
          </table:table-cell>
          <table:table-cell table:style-name="ce4" office:value-type="string" calcext:value-type="string">
            <text:p><text:a xlink:href="https://www.reddit.com/r/learnprogramming/wiki/books" xlink:type="simple">https://www.reddit.com/r/learnprogramming/wiki/books</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735711518?ie=UTF8&amp;tag=yogevsitton-20&amp;camp=1789&amp;linkCode=xm2&amp;creativeASIN=0735711518" xlink:type="simple">Hot Text: Web Writing that Works</text:a></text:p>
          </table:table-cell>
          <table:table-cell table:style-name="ce4" office:value-type="string" calcext:value-type="string">
            <text:p><text:a xlink:href="http://feltpresence.com/reading_list" xlink:type="simple">http://feltpresence.com/reading_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674627512?ie=UTF8&amp;tag=yogevsitton-20&amp;camp=1789&amp;linkCode=xm2&amp;creativeASIN=0674627512" xlink:type="simple">Notes on the Synthesis of Form</text:a></text:p>
          </table:table-cell>
          <table:table-cell table:style-name="ce4" office:value-type="string" calcext:value-type="string">
            <text:p><text:a xlink:href="http://feltpresence.com/reading_list" xlink:type="simple">http://feltpresence.com/reading_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972652922?ie=UTF8&amp;tag=yogevsitton-20&amp;camp=1789&amp;linkCode=xm2&amp;creativeASIN=0972652922" xlink:type="simple">The Process of Creating Life: Nature of Order</text:a></text:p>
          </table:table-cell>
          <table:table-cell table:style-name="ce4" office:value-type="string" calcext:value-type="string">
            <text:p><text:a xlink:href="http://feltpresence.com/reading_list" xlink:type="simple">http://feltpresence.com/reading_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062060244?ie=UTF8&amp;tag=yogevsitton-20&amp;camp=1789&amp;linkCode=xm2&amp;creativeASIN=0062060244" xlink:type="simple">The Innovator's Dilemma: The Revolutionary Book That Will Change the Way You Do Business</text:a></text:p>
          </table:table-cell>
          <table:table-cell table:style-name="ce4" office:value-type="string" calcext:value-type="string">
            <text:p><text:a xlink:href="http://feltpresence.com/reading_list" xlink:type="simple">http://feltpresence.com/reading_list</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932633161?ie=UTF8&amp;tag=yogevsitton-20&amp;camp=1789&amp;linkCode=xm2&amp;creativeASIN=0932633161" xlink:type="simple">Are Your Lights On?: How to Figure Out What the Problem Really Is</text:a></text:p>
          </table:table-cell>
          <table:table-cell table:style-name="ce2" office:value-type="string" calcext:value-type="string">
            <text:p>This isn’t technically a programming book, but it deals with the biggest problem facing developers none the less. Nothing has increased my programming productivity more than being able to restate hard problems as simple ones.</text:p>
            <text:p>https://signalvnoise.com/posts/3375-the-five-programming-books-that-meant-most-to-me</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20530902X?ie=UTF8&amp;tag=yogevsitton-20&amp;camp=1789&amp;linkCode=xm2&amp;creativeASIN=020530902X" xlink:type="simple">The Elements of Style</text:a></text:p>
          </table:table-cell>
          <table:table-cell table:style-name="ce8" office:value-type="string" calcext:value-type="string">
            <text:p><text:a xlink:href="https://signalvnoise.com/posts/3375-the-five-programming-books-that-meant-most-to-me" xlink:type="simple">https://signalvnoise.com/posts/3375-the-five-programming-books-that-meant-most-to-me</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060891548?ie=UTF8&amp;tag=yogevsitton-20&amp;camp=1789&amp;linkCode=xm2&amp;creativeASIN=0060891548" xlink:type="simple">On Writing Well: The Classic Guide to Writing Nonfiction</text:a></text:p>
          </table:table-cell>
          <table:table-cell table:style-name="ce8" office:value-type="string" calcext:value-type="string">
            <text:p><text:a xlink:href="https://signalvnoise.com/posts/3375-the-five-programming-books-that-meant-most-to-me" xlink:type="simple">https://signalvnoise.com/posts/3375-the-five-programming-books-that-meant-most-to-me</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131872486?ie=UTF8&amp;tag=yogevsitton-20&amp;camp=1789&amp;linkCode=xm2&amp;creativeASIN=0131872486" xlink:type="simple">Thinking in Java</text:a></text:p>
          </table:table-cell>
          <table:table-cell table:style-name="ce2" office:value-type="string" calcext:value-type="string">
            <text:p>I don’t think I’ve ever encountered a better book on learning a programming language than this book. Even if you have no interest in Java, I recommend reading it.</text:p>
            <text:p>https://simpleprogrammer.com/2015/03/23/the-ultimate-list-of-programming-book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471358460?ie=UTF8&amp;tag=yogevsitton-20&amp;camp=1789&amp;linkCode=xm2&amp;creativeASIN=0471358460" xlink:type="simple">Testing Computer Software</text:a></text:p>
          </table:table-cell>
          <table:table-cell table:style-name="ce2" office:value-type="string" calcext:value-type="string">
            <text:p>After reading this book, I was able to communicate with QA better, write more testable code and avoid defects by learning how to test my own code before throwing it over the wall.</text:p>
            <text:p>https://simpleprogrammer.com/2015/03/23/the-ultimate-list-of-programming-book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974514047?ie=UTF8&amp;tag=yogevsitton-20&amp;camp=1789&amp;linkCode=xm2&amp;creativeASIN=0974514047" xlink:type="simple">Ship it! A Practical Guide to Successful Software Projects</text:a></text:p>
          </table:table-cell>
          <table:table-cell table:style-name="ce2" office:value-type="string" calcext:value-type="string">
            <text:p>It’s a great book to read and then to give to your manager to highlight the value of some best practices like: continuous integration, automated testing, scaled back planning, etc.</text:p>
            <text:p>https://simpleprogrammer.com/2015/03/23/the-ultimate-list-of-programming-book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671027034?ie=UTF8&amp;tag=yogevsitton-20&amp;camp=1789&amp;linkCode=xm2&amp;creativeASIN=0671027034" xlink:type="simple">How to Win Friends &amp; Influence People</text:a></text:p>
          </table:table-cell>
          <table:table-cell table:style-name="ce2" office:value-type="string" calcext:value-type="string">
            <text:p>As a software developer, you will deal with people during your entire career. If you learn how to deal with them effectively, you’ll have a much better go of it. So, I highly recommend reading this book. This book changed my life and set me on the path I am on now.</text:p>
            <text:p>https://simpleprogrammer.com/2015/03/23/the-ultimate-list-of-programming-book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936891026?ie=UTF8&amp;tag=yogevsitton-20&amp;camp=1789&amp;linkCode=xm2&amp;creativeASIN=1936891026" xlink:type="simple">The War of Art: Break Through the Blocks and Win Your Inner Creative Battles</text:a></text:p>
          </table:table-cell>
          <table:table-cell table:style-name="ce2" office:value-type="string" calcext:value-type="string">
            <text:p>This book is the reason why I can sit down and spend 4 hours writing this blog post. It’s an excellent book that will inspire you to be your best, and finally beat procrastination.</text:p>
            <text:p>https://simpleprogrammer.com/2015/03/23/the-ultimate-list-of-programming-book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3319051547?ie=UTF8&amp;tag=yogevsitton-20&amp;camp=1789&amp;linkCode=xm2&amp;creativeASIN=3319051547" xlink:type="simple">Agile!: The Good, the Hype and the Ugly</text:a></text:p>
          </table:table-cell>
          <table:table-cell table:style-name="ce2" office:value-type="string" calcext:value-type="string">
            <text:p>In the field of applied Agile, this is by a wide margin the most insightful, thought-provoking, well-written book.</text:p>
            <text:p>http://www.drdobbs.com/cpp/developer-reading-list/240168591</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194122217X?ie=UTF8&amp;tag=yogevsitton-20&amp;camp=1789&amp;linkCode=xm2&amp;creativeASIN=194122217X" xlink:type="simple">Build an Awesome PC, 2014 Edition: Easy Steps to Construct the Machine You Need</text:a></text:p>
          </table:table-cell>
          <table:table-cell table:style-name="ce2" office:value-type="string" calcext:value-type="string">
            <text:p>For those who actively (or secretly) hanker to build their own systems, this book is definitely the right guide — a great help, and a lot of fun.</text:p>
            <text:p>http://www.drdobbs.com/cpp/developer-reading-list/240168591</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table:formula="of:=HYPERLINK(&quot;https://www.amazon.com/CERT-Coding-Standard-Second-Engineering/dp/0321984048&quot;;&quot;The CERT C Coding Standard, Second Edition: 98 Rules for Developing Safe, Reliable, and Secure Systems&quot;)" office:value-type="string" office:string-value="The CERT C Coding Standard, Second Edition: 98 Rules for Developing Safe, Reliable, and Secure Systems" calcext:value-type="string">
            <text:p>The CERT C Coding Standard, Second Edition: 98 Rules for Developing Safe, Reliable, and Secure Systems</text:p>
          </table:table-cell>
          <table:table-cell table:style-name="ce2" office:value-type="string" calcext:value-type="string">
            <text:p>Few developers, especially in regulated industries, would disagree that programmers need to learn to code automatically using secure techniques and hardened functions — most especially in C. This volume, which at 512 pages provides all the necessary detail, is bound to get them across the river Jordan to that happy, secure place. Definitely recommended.</text:p>
            <text:p>http://www.drdobbs.com/cpp/developer-reading-list/240168591?pgno=3</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992777410?ie=UTF8&amp;tag=yogevsitton-20&amp;camp=1789&amp;linkCode=xm2&amp;creativeASIN=0992777410" xlink:type="simple">When Computing Got Personal: A history of the desktop computer</text:a></text:p>
          </table:table-cell>
          <table:table-cell table:style-name="ce2" office:value-type="string" calcext:value-type="string">
            <text:p>For readers who were programming in that era or who, like me, caught the tail end of it, there will be the rediscovery of lived history with the unique clarity that research can bring to memories made less sharp by time. The book will also fill in history and context that might not have been obvious.</text:p>
            <text:p>http://www.drdobbs.com/cpp/developer-reading-list/240168591?pgno=5</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593275641?ie=UTF8&amp;tag=yogevsitton-20&amp;camp=1789&amp;linkCode=xm2&amp;creativeASIN=1593275641" xlink:type="simple">Penetration Testing: A Hands-On Introduction to Hacking</text:a></text:p>
          </table:table-cell>
          <table:table-cell table:style-name="ce2" office:value-type="string" calcext:value-type="string">
            <text:p>The book is clear, easy-to-read, and filled with numerous illustrations. Many processes are explained via step-by-step directions. While it might breed a new generation of script kiddies, it's likely to also breed software developers who give such attackers much less to exploit.</text:p>
            <text:p>http://www.drdobbs.com/cpp/developer-reading-list/240168591?pgno=6</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201432935?ie=UTF8&amp;tag=yogevsitton-20&amp;camp=1789&amp;linkCode=xm2&amp;creativeASIN=0201432935" xlink:type="simple">Pattern Hatching: Design Patterns Applied</text:a></text:p>
          </table:table-cell>
          <table:table-cell table:style-name="ce2" office:value-type="string" calcext:value-type="string">
            <text:p>Chapter 2 of this book is a must read where John develops a file system application. This book talks in great detail about which patterns suit best the needs of the application and which do not.</text:p>
            <text:p>http://www.fromdev.com/2010/06/5-best-design-pattern-books-you-must.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201775948?ie=UTF8&amp;tag=yogevsitton-20&amp;camp=1789&amp;linkCode=xm2&amp;creativeASIN=0201775948" xlink:type="simple">Beyond Software Architecture: Creating and Sustaining Winning Solutions</text:a></text:p>
          </table:table-cell>
          <table:table-cell table:style-name="ce2" office:value-type="string" calcext:value-type="string">
            <text:p>This book delivers on its promise to discuss the larger business realities of creating software products. If you're a software architect, or dream of being one, this is a must read book.</text:p>
            <text:p>http://www.fromdev.com/2010/08/best-software-architecture-books-must.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73561993X?ie=UTF8&amp;tag=yogevsitton-20&amp;camp=1789&amp;linkCode=xm2&amp;creativeASIN=073561993X" xlink:type="simple">Agile Project Management with Scrum (Developer Best Practices)</text:a></text:p>
          </table:table-cell>
          <table:table-cell table:style-name="ce2" office:value-type="string" calcext:value-type="string">
            <text:p>This is the best agile book out of the lot. The book provides a clear explanation about Scrum, starting from the basic tools and methodologies and it helps to provide accurate methods to fulfill customer requirements and for the translation of requirements into the software functions.</text:p>
            <text:p>http://www.fromdev.com/2012/02/agile-development-books-must-read.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321658396?ie=UTF8&amp;tag=yogevsitton-20&amp;camp=1789&amp;linkCode=xm2&amp;creativeASIN=0321658396" xlink:type="simple">Agile Project Management: Creating Innovative Products</text:a></text:p>
          </table:table-cell>
          <table:table-cell table:style-name="ce2" office:value-type="string" calcext:value-type="string">
            <text:p>The book provides an overview on Agile Project Management and it also compares the Agile Development methodologies to traditional methods of Development.</text:p>
            <text:p>http://www.fromdev.com/2012/02/agile-development-books-must-read.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321486811?ie=UTF8&amp;tag=yogevsitton-20&amp;camp=1789&amp;linkCode=xm2&amp;creativeASIN=0321486811" xlink:type="simple">Compilers: Principles, Techniques, and Tools</text:a></text:p>
          </table:table-cell>
          <table:table-cell table:style-name="ce2" office:value-type="string" calcext:value-type="string">
            <text:p>The 1,000-page "dragon book" focuses on compilers, but in so doing covers topics every developer should understand.</text:p>
            <text:p>http://www.infoworld.com/article/2620356/development-tools/10-must-read-books-for-developer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996193308?ie=UTF8&amp;tag=yogevsitton-20&amp;camp=1789&amp;linkCode=xm2&amp;creativeASIN=0996193308" xlink:type="simple">Zero Bugs and Program Faster</text:a></text:p>
          </table:table-cell>
          <table:table-cell table:style-name="ce2" office:value-type="string" calcext:value-type="string">
            <text:p>The author of Zero Bugs spent two years researching every bug avoidance technique she could find. This book contains the best of them!</text:p>
            <text:p>http://www.codingdojo.com/blog/9-best-programming-books-read-right-now-want-distinguish/</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131495054?ie=UTF8&amp;tag=yogevsitton-20&amp;camp=1789&amp;linkCode=xm2&amp;creativeASIN=0131495054" xlink:type="simple">xUnit Test Patterns: Refactoring Test Code</text:a></text:p>
          </table:table-cell>
          <table:table-cell table:style-name="ce2" office:value-type="string" calcext:value-type="string">
            <text:p>The book covers everything a programmer needs to become a unit testing badass, how to work with mocks and stubs, how to recognize problem smells in tests, how to refactor tests, and tons more.</text:p>
            <text:p>http://www.nomachetejuggling.com/2014/02/05/top-10-career-changing-programming-book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934356263?ie=UTF8&amp;tag=yogevsitton-20&amp;camp=1789&amp;linkCode=xm2&amp;creativeASIN=1934356263" xlink:type="simple">Land the Tech Job You Love (Pragmatic Life)</text:a></text:p>
          </table:table-cell>
          <table:table-cell table:style-name="ce2" office:value-type="string" calcext:value-type="string">
            <text:p>Land the Tech Job You Love is more about the mechanics of this process, how to write a resume, how to interview, how to negotiate a salary, and the like.</text:p>
            <text:p>http://www.nomachetejuggling.com/2014/02/05/top-10-career-changing-programming-book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321820800?ie=UTF8&amp;tag=yogevsitton-20&amp;camp=1789&amp;linkCode=xm2&amp;creativeASIN=0321820800" xlink:type="simple">Presentation Patterns: Techniques for Crafting Better Presentations</text:a></text:p>
          </table:table-cell>
          <table:table-cell table:style-name="ce2" office:value-type="string" calcext:value-type="string">
            <text:p>This book changed my life</text:p>
            <text:p>http://www.nomachetejuggling.com/2014/02/05/top-10-career-changing-programming-books/</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321146530?ie=UTF8&amp;tag=yogevsitton-20&amp;camp=1789&amp;linkCode=xm2&amp;creativeASIN=0321146530" xlink:type="simple">Test Driven Development: By Example</text:a></text:p>
          </table:table-cell>
          <table:table-cell table:style-name="ce2" office:value-type="string" calcext:value-type="string">
            <text:p>Test Driven Development by the inventor of the practice...who better to learn from? The book is short, easy to understand, and presents very helpful ideas on the topic. It's very good for anyone who cares about agile software development and code quality.</text:p>
            <text:p>https://blog.parasoft.com/software-development-books-to-read</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201633922?ie=UTF8&amp;tag=yogevsitton-20&amp;camp=1789&amp;linkCode=xm2&amp;creativeASIN=0201633922" xlink:type="simple">Programming with POSIX Threads</text:a></text:p>
          </table:table-cell>
          <table:table-cell table:style-name="ce2" office:value-type="string" calcext:value-type="string">
            <text:p>Thread programming is fraught with obstacles and problems, most of which are non-obvious. David Butenhof takes you "down the rabbit hole", with amusing and entertaining examples, and metaphors leaving the reader with a thorough understanding of thread programming.</text:p>
            <text:p>https://blog.parasoft.com/software-development-books-to-read</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471606952?ie=UTF8&amp;tag=yogevsitton-20&amp;camp=1789&amp;linkCode=xm2&amp;creativeASIN=0471606952" xlink:type="simple">Pattern-Oriented Software Architecture Volume 2: Patterns for Concurrent and Networked Objects</text:a></text:p>
          </table:table-cell>
          <table:table-cell table:style-name="ce2" office:value-type="string" calcext:value-type="string">
            <text:p>This book is to networked and concurrent objects what the "Gang of Four" is to design and structure. The patterns found herein are absolutely essential in a new and ever increasingly networked and concurrent world. Following these patterns just keeps you out of trouble in these domains.</text:p>
            <text:p>https://blog.parasoft.com/software-development-books-to-read</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735619654?ie=UTF8&amp;tag=yogevsitton-20&amp;camp=1789&amp;linkCode=xm2&amp;creativeASIN=0735619654" xlink:type="simple">Object Thinking (Developer Reference)</text:a></text:p>
          </table:table-cell>
          <table:table-cell table:style-name="ce2" office:value-type="string" calcext:value-type="string">
            <text:p>This is the best book I've read about object-oriented programming, and it totally changed my understanding of it.</text:p>
            <text:p>http://www.yegor256.com/2015/04/22/favorite-software-book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1932735658?ie=UTF8&amp;tag=yogevsitton-20&amp;camp=1789&amp;linkCode=xm2&amp;creativeASIN=1932735658" xlink:type="simple">PMP Exam Prep</text:a></text:p>
          </table:table-cell>
          <table:table-cell table:style-name="ce2" office:value-type="string" calcext:value-type="string">
            <text:p>This book is my favorite for project management. Even though it's about the PMI approach and PMBOK in particular, it is a must-read for everyone who is interested in management.</text:p>
            <text:p>http://www.yegor256.com/2015/04/22/favorite-software-book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118031962?ie=UTF8&amp;tag=yogevsitton-20&amp;camp=1789&amp;linkCode=xm2&amp;creativeASIN=1118031962" xlink:type="simple">The Art of Software Testing</text:a></text:p>
          </table:table-cell>
          <table:table-cell table:style-name="ce2" office:value-type="string" calcext:value-type="string">
            <text:p>No matter what your job description is, if you're working in the software industry, you should understand testing and its fundamental principles. This is the only book you need in order to get that understanding.</text:p>
            <text:p>http://www.yegor256.com/2015/04/22/favorite-software-book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596007647?ie=UTF8&amp;tag=yogevsitton-20&amp;camp=1789&amp;linkCode=xm2&amp;creativeASIN=0596007647" xlink:type="simple">XML in a Nutshell</text:a></text:p>
          </table:table-cell>
          <table:table-cell table:style-name="ce2" office:value-type="string" calcext:value-type="string">
            <text:p>Just this one book changed everything, and ever since reading it, I've used XML everywhere. It is very well written and easy to read. It's a must for everybody.</text:p>
            <text:p>http://www.yegor256.com/2015/04/22/favorite-software-book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201702258?ie=UTF8&amp;tag=yogevsitton-20&amp;camp=1789&amp;linkCode=xm2&amp;creativeASIN=0201702258" xlink:type="simple">Writing Effective Use Cases</text:a></text:p>
          </table:table-cell>
          <table:table-cell table:style-name="ce2" office:value-type="string" calcext:value-type="string">
            <text:p>An old and very good book, you won't actually use anything from this in your real projects, but you will pick up the philosophy of use cases, which will redirect your mind in the right direction.</text:p>
            <text:p>http://www.yegor256.com/2015/04/22/favorite-software-book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735679665?ie=UTF8&amp;tag=yogevsitton-20&amp;camp=1789&amp;linkCode=xm2&amp;creativeASIN=0735679665" xlink:type="simple">Software Requirements</text:a></text:p>
          </table:table-cell>
          <table:table-cell table:style-name="ce2" office:value-type="string" calcext:value-type="string">
            <text:p>A superb book about requirements analysis, the first and most important activity in any software project.</text:p>
            <text:p>http://www.yegor256.com/2015/04/22/favorite-software-book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449316387?ie=UTF8&amp;tag=yogevsitton-20&amp;camp=1789&amp;linkCode=xm2&amp;creativeASIN=1449316387" xlink:type="simple">Version Control with Git: Powerful tools and techniques for collaborative software development</text:a></text:p>
          </table:table-cell>
          <table:table-cell table:style-name="ce2" office:value-type="string" calcext:value-type="string">
            <text:p>Read it from cover to cover and you will save many hours of your time in the future.</text:p>
            <text:p>http://www.yegor256.com/2015/04/22/favorite-software-book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596805527?ie=UTF8&amp;tag=yogevsitton-20&amp;camp=1789&amp;linkCode=xm2&amp;creativeASIN=0596805527" xlink:type="simple">JavaScript: The Definitive Guide: Activate Your Web Pages (Definitive Guides)</text:a></text:p>
          </table:table-cell>
          <table:table-cell table:style-name="ce2" office:value-type="string" calcext:value-type="string">
            <text:p>Don't read it as a practical guide (even though it's called a guide) but rather as food for thought. JavaScript offers a lot to learn for Java/Ruby/Python developers.</text:p>
            <text:p>http://www.yegor256.com/2015/04/22/favorite-software-book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596527330?ie=UTF8&amp;tag=yogevsitton-20&amp;camp=1789&amp;linkCode=xm2&amp;creativeASIN=0596527330" xlink:type="simple">CSS: The Definitive Guide</text:a></text:p>
          </table:table-cell>
          <table:table-cell table:style-name="ce2" office:value-type="string" calcext:value-type="string">
            <text:p>Every developer must know it, whether you're working with a back-end, front-end, or desktop application in C++.</text:p>
            <text:p>http://www.yegor256.com/2015/04/22/favorite-software-books.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201699478?ie=UTF8&amp;tag=yogevsitton-20&amp;camp=1789&amp;linkCode=xm2&amp;creativeASIN=0201699478" xlink:type="simple">Crystal Clear: A Human-Powered Methodology for Small Teams: A Human-Powered Methodology for Small Teams</text:a></text:p>
          </table:table-cell>
          <table:table-cell table:style-name="ce2" office:value-type="string" calcext:value-type="string">
            <text:p>Cockburn's tolerance for extensibility and flexibility offers practitioners a foot-hold for transitioning toward agile practices.</text:p>
            <text:p>http://www.developerdotstar.com/mag/categories/software_development_book.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B01GMIEA8G?ie=UTF8&amp;tag=yogevsitton-20&amp;camp=1789&amp;linkCode=xm2&amp;creativeASIN=B01GMIEA8G" xlink:type="simple">Agile Documentation : A Pattern Guide to Producing Lightweight Documents for Software Projects</text:a></text:p>
          </table:table-cell>
          <table:table-cell table:style-name="ce2" office:value-type="string" calcext:value-type="string">
            <text:p>Useful documentation has its place, but it should be succinct, worded simply, and presented well.</text:p>
            <text:p>http://www.developerdotstar.com/mag/categories/software_development_book.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801884977?ie=UTF8&amp;tag=yogevsitton-20&amp;camp=1789&amp;linkCode=xm2&amp;creativeASIN=0801884977" xlink:type="simple">After the Gold Rush: Tarnished Dreams in the Sacramento Valley (Revisiting Rural America)</text:a></text:p>
          </table:table-cell>
          <table:table-cell table:style-name="ce2" office:value-type="string" calcext:value-type="string">
            <text:p>McConnell posits Engineering as the ideal model for that professional maturation process, and he makes many solid arguments in its favor. Most of these points are based on the central idea of reusability</text:p>
            <text:p>http://www.developerdotstar.com/mag/categories/software_development_book.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201733862?ie=UTF8&amp;tag=yogevsitton-20&amp;camp=1789&amp;linkCode=xm2&amp;creativeASIN=0201733862" xlink:type="simple">Software Craftsmanship: The New Imperative</text:a></text:p>
          </table:table-cell>
          <table:table-cell table:style-name="ce2" office:value-type="string" calcext:value-type="string">
            <text:p>Software Craftsmanship presents an alternative to the formal software engineering discipline for more typical development projects, and is well worth reading.</text:p>
            <text:p>http://www.developerdotstar.com/mag/categories/software_development_book.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321193687?ie=UTF8&amp;tag=yogevsitton-20&amp;camp=1789&amp;linkCode=xm2&amp;creativeASIN=0321193687" xlink:type="simple">UML Distilled: A Brief Guide to the Standard Object Modeling Language</text:a></text:p>
          </table:table-cell>
          <table:table-cell table:style-name="ce2" office:value-type="string" calcext:value-type="string">
            <text:p>If this acronym is not on your resume, then that is a hole you might want to fill.</text:p>
            <text:p>http://www.developerdotstar.com/mag/categories/software_development_book.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932633099?ie=UTF8&amp;tag=yogevsitton-20&amp;camp=1789&amp;linkCode=xm2&amp;creativeASIN=0932633099" xlink:type="simple">Understanding the Professional Programmer</text:a></text:p>
          </table:table-cell>
          <table:table-cell table:style-name="ce2" office:value-type="string" calcext:value-type="string">
            <text:p>This is probably my favorite book on the subject of software development. It is definitely my favorite of Weinberg's many excellent books. I return to this book again and again, and find something new every time.</text:p>
            <text:p>http://www.developerdotstar.com/mag/categories/software_development_book.html</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596517742?ie=UTF8&amp;tag=yogevsitton-20&amp;camp=1789&amp;linkCode=xm2&amp;creativeASIN=0596517742" xlink:type="simple">JavaScript: The Good Parts</text:a></text:p>
          </table:table-cell>
          <table:table-cell table:style-name="ce2" office:value-type="string" calcext:value-type="string">
            <text:p>This book is aimed at programmers with an intermediate experience who wants to know the best way to use the language.</text:p>
            <text:p>http://www.codepancake.com/10-books-every-programmer-should-read/</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596510047?ie=UTF8&amp;tag=yogevsitton-20&amp;camp=1789&amp;linkCode=xm2&amp;creativeASIN=0596510047" xlink:type="simple">Beautiful Code: Leading Programmers Explain How They Think</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934356921?ie=UTF8&amp;tag=yogevsitton-20&amp;camp=1789&amp;linkCode=xm2&amp;creativeASIN=1934356921" xlink:type="simple">Seven Databases in Seven Weeks: A Guide to Modern Databases and the NoSQL Movement</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1937785653?ie=UTF8&amp;tag=yogevsitton-20&amp;camp=1789&amp;linkCode=xm2&amp;creativeASIN=1937785653" xlink:type="simple">Seven Concurrency Models in Seven Weeks: When Threads Unravel</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805071660?ie=UTF8&amp;tag=yogevsitton-20&amp;camp=1789&amp;linkCode=xm2&amp;creativeASIN=0805071660" xlink:type="simple">The New Turing Omnibus: Sixty-Six Excursions in Computer Science</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262062186?ie=UTF8&amp;tag=yogevsitton-20&amp;camp=1789&amp;linkCode=xm2&amp;creativeASIN=0262062186" xlink:type="simple">How to Design Programs: An Introduction to Programming and Computing</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521675995?ie=UTF8&amp;tag=yogevsitton-20&amp;camp=1789&amp;linkCode=xm2&amp;creativeASIN=0521675995" xlink:type="simple">How to Prove It: A Structured Approach</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470229055?ie=UTF8&amp;tag=yogevsitton-20&amp;camp=1789&amp;linkCode=xm2&amp;creativeASIN=0470229055" xlink:type="simple">The Annotated Turing: A Guided Tour Through Alan Turing's Historic Paper on Computability and the Turing Machine</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0486678709?ie=UTF8&amp;tag=yogevsitton-20&amp;camp=1789&amp;linkCode=xm2&amp;creativeASIN=0486678709" xlink:type="simple">Introduction to Graph Theory</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B003VWBY1I?ie=UTF8&amp;tag=yogevsitton-20&amp;camp=1789&amp;linkCode=xm2&amp;creativeASIN=B003VWBY1I" xlink:type="simple">Paradigms of Artificial Intelligence Programming: Case Studies in Common Lisp</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505714346?ie=UTF8&amp;tag=yogevsitton-20&amp;camp=1789&amp;linkCode=xm2&amp;creativeASIN=1505714346" xlink:type="simple">Artificial Intelligence for Humans, Volume 3: Deep Learning and Neural Network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471197130?ie=UTF8&amp;tag=yogevsitton-20&amp;camp=1789&amp;linkCode=xm2&amp;creativeASIN=0471197130" xlink:type="simple">AntiPatterns: Refactoring Software, Architectures, and Projects in Crisis</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0321146530?ie=UTF8&amp;tag=yogevsitton-20&amp;camp=1789&amp;linkCode=xm2&amp;creativeASIN=0321146530" xlink:type="simple">Test Driven Development: By Example</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B00AZRBLHO?ie=UTF8&amp;tag=yogevsitton-20&amp;camp=1789&amp;linkCode=xm2&amp;creativeASIN=B00AZRBLHO" xlink:type="simple">The Phoenix Project: A Novel About IT, DevOps, and Helping Your Business Win</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5" office:value-type="string" calcext:value-type="string">
            <text:p><text:a xlink:href="https://www.amazon.com/gp/product/1565927249?ie=UTF8&amp;tag=yogevsitton-20&amp;camp=1789&amp;linkCode=xm2&amp;creativeASIN=1565927249" xlink:type="simple">The Cathedral &amp; the Bazaar: Musings on Linux and Open Source by an Accidental Revolutionary</text:a></text:p>
          </table:table-cell>
          <table:table-cell table:style-name="ce4"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style-name="ce2" table:number-columns-repeated="23"/>
          <table:table-cell table:number-columns-repeated="998"/>
        </table:table-row>
        <table:table-row table:style-name="ro1">
          <table:table-cell table:style-name="ce2" office:value-type="float" office:value="1" calcext:value-type="float">
            <text:p>1</text:p>
          </table:table-cell>
          <table:table-cell table:style-name="ce6" office:value-type="string" calcext:value-type="string">
            <text:p><text:a xlink:href="https://www.amazon.com/gp/product/B0096BYG7C?ie=UTF8&amp;tag=yogevsitton-20&amp;camp=1789&amp;linkCode=xm2&amp;creativeASIN=B0096BYG7C" xlink:type="simple">Practical Object-Oriented Design in Ruby: An Agile Primer </text:a></text:p>
          </table:table-cell>
          <table:table-cell table:style-name="ce2" office:value-type="string" calcext:value-type="string">
            <text:p>The concepts in this book are not mindblowing, but they’re patiently explained, start slow, and build on each other perfectly.</text:p>
            <text:p>http://khanlou.com/2016/06/resources-for-new-programmers/</text:p>
          </table:table-cell>
          <table:table-cell table:style-name="ce2" table:number-columns-repeated="23"/>
          <table:table-cell table:number-columns-repeated="998"/>
        </table:table-row>
        <table:table-row table:style-name="ro1" table:number-rows-repeated="838">
          <table:table-cell table:style-name="ce2" table:number-columns-repeated="26"/>
          <table:table-cell table:number-columns-repeated="998"/>
        </table:table-row>
        <table:table-row table:style-name="ro2" table:number-rows-repeated="1047596">
          <table:table-cell table:number-columns-repeated="1024"/>
        </table:table-row>
        <table:table-row table:style-name="ro2">
          <table:table-cell table:number-columns-repeated="1024"/>
        </table:table-row>
      </table:table>
      <table:table table:name="Sources" table:style-name="ta2">
        <table:table-column table:style-name="co6" table:default-cell-style-name="Default"/>
        <table:table-column table:style-name="co5" table:number-columns-repeated="1023" table:default-cell-style-name="Default"/>
        <table:table-row table:style-name="ro1">
          <table:table-cell table:style-name="ce10" office:value-type="string" calcext:value-type="string">
            <text:p><text:a xlink:href="http://www.joelonsoftware.com/navlinks/fog0000000262.html" xlink:type="simple">http://www.joelonsoftware.com/navlinks/fog0000000262.html</text:a></text:p>
          </table:table-cell>
          <table:table-cell table:number-columns-repeated="1023"/>
        </table:table-row>
        <table:table-row table:style-name="ro1">
          <table:table-cell table:style-name="ce10" office:value-type="string" calcext:value-type="string">
            <text:p><text:a xlink:href="http://www.fromdev.com/2011/08/11-most-influential-books-every.html" xlink:type="simple">http://www.fromdev.com/2011/08/11-most-influential-books-every.html</text:a></text:p>
          </table:table-cell>
          <table:table-cell table:number-columns-repeated="1023"/>
        </table:table-row>
        <table:table-row table:style-name="ro1">
          <table:table-cell table:style-name="ce10" office:value-type="string" calcext:value-type="string">
            <text:p><text:a xlink:href="http://www.infoworld.com/article/2620356/development-tools/10-must-read-books-for-developers.html" xlink:type="simple">http://www.infoworld.com/article/2620356/development-tools/10-must-read-books-for-developers.html</text:a></text:p>
          </table:table-cell>
          <table:table-cell table:number-columns-repeated="1023"/>
        </table:table-row>
        <table:table-row table:style-name="ro1">
          <table:table-cell table:style-name="ce10" office:value-type="string" calcext:value-type="string">
            <text:p><text:a xlink:href="http://www.codingdojo.com/blog/9-best-programming-books-read-right-now-want-distinguish/" xlink:type="simple">http://www.codingdojo.com/blog/9-best-programming-books-read-right-now-want-distinguish/</text:a></text:p>
          </table:table-cell>
          <table:table-cell table:number-columns-repeated="1023"/>
        </table:table-row>
        <table:table-row table:style-name="ro1">
          <table:table-cell table:style-name="ce10" office:value-type="string" calcext:value-type="string">
            <text:p><text:a xlink:href="http://www.yegor256.com/2015/04/22/favorite-software-books.html" xlink:type="simple">http://www.yegor256.com/2015/04/22/favorite-software-books.html</text:a></text:p>
          </table:table-cell>
          <table:table-cell table:number-columns-repeated="1023"/>
        </table:table-row>
        <table:table-row table:style-name="ro1">
          <table:table-cell table:style-name="ce10" office:value-type="string" calcext:value-type="string">
            <text:p><text:a xlink:href="http://www.philosophicalgeek.com/2007/11/21/books/" xlink:type="simple">http://www.philosophicalgeek.com/2007/11/21/books/</text:a></text:p>
          </table:table-cell>
          <table:table-cell table:number-columns-repeated="1023"/>
        </table:table-row>
        <table:table-row table:style-name="ro1">
          <table:table-cell table:style-name="ce10" office:value-type="string" calcext:value-type="string">
            <text:p><text:a xlink:href="http://www.doolwind.com/blog/top-10-software-development-books/" xlink:type="simple">http://www.doolwind.com/blog/top-10-software-development-books/</text:a></text:p>
          </table:table-cell>
          <table:table-cell table:number-columns-repeated="1023"/>
        </table:table-row>
        <table:table-row table:style-name="ro1">
          <table:table-cell table:style-name="ce10" office:value-type="string" calcext:value-type="string">
            <text:p><text:a xlink:href="http://www.nomachetejuggling.com/2014/02/05/top-10-career-changing-programming-books/" xlink:type="simple">http://www.nomachetejuggling.com/2014/02/05/top-10-career-changing-programming-books/</text:a></text:p>
          </table:table-cell>
          <table:table-cell table:number-columns-repeated="1023"/>
        </table:table-row>
        <table:table-row table:style-name="ro1">
          <table:table-cell table:style-name="ce10" office:value-type="string" calcext:value-type="string">
            <text:p><text:a xlink:href="http://www.fromdev.com/2012/02/agile-development-books-must-read.html" xlink:type="simple">http://www.fromdev.com/2012/02/agile-development-books-must-read.html</text:a></text:p>
          </table:table-cell>
          <table:table-cell table:number-columns-repeated="1023"/>
        </table:table-row>
        <table:table-row table:style-name="ro1">
          <table:table-cell table:style-name="ce10" office:value-type="string" calcext:value-type="string">
            <text:p><text:a xlink:href="http://www.fromdev.com/2010/08/best-software-architecture-books-must.html" xlink:type="simple">http://www.fromdev.com/2010/08/best-software-architecture-books-must.html</text:a></text:p>
          </table:table-cell>
          <table:table-cell table:number-columns-repeated="1023"/>
        </table:table-row>
        <table:table-row table:style-name="ro1">
          <table:table-cell table:style-name="ce10" office:value-type="string" calcext:value-type="string">
            <text:p><text:a xlink:href="http://www.fromdev.com/2010/06/5-best-design-pattern-books-you-must.html" xlink:type="simple">http://www.fromdev.com/2010/06/5-best-design-pattern-books-you-must.html</text:a></text:p>
          </table:table-cell>
          <table:table-cell table:number-columns-repeated="1023"/>
        </table:table-row>
        <table:table-row table:style-name="ro1">
          <table:table-cell table:style-name="ce10" office:value-type="string" calcext:value-type="string">
            <text:p><text:a xlink:href="http://www.drdobbs.com/cpp/developer-reading-list/240168591" xlink:type="simple">http://www.drdobbs.com/cpp/developer-reading-list/240168591</text:a></text:p>
          </table:table-cell>
          <table:table-cell table:number-columns-repeated="1023"/>
        </table:table-row>
        <table:table-row table:style-name="ro1">
          <table:table-cell table:style-name="ce10" office:value-type="string" calcext:value-type="string">
            <text:p><text:a xlink:href="http://feltpresence.com/reading_list" xlink:type="simple">http://feltpresence.com/reading_list</text:a></text:p>
          </table:table-cell>
          <table:table-cell table:number-columns-repeated="1023"/>
        </table:table-row>
        <table:table-row table:style-name="ro1">
          <table:table-cell table:style-name="ce10" office:value-type="string" calcext:value-type="string">
            <text:p><text:a xlink:href="http://robertgreiner.com/2013/09/software-developer-book-recommendations/" xlink:type="simple">http://robertgreiner.com/2013/09/software-developer-book-recommendations/</text:a></text:p>
          </table:table-cell>
          <table:table-cell table:number-columns-repeated="1023"/>
        </table:table-row>
        <table:table-row table:style-name="ro1">
          <table:table-cell table:style-name="ce10" office:value-type="string" calcext:value-type="string">
            <text:p><text:a xlink:href="https://stevewedig.com/2014/02/03/software-developers-reading-list/" xlink:type="simple">https://stevewedig.com/2014/02/03/software-developers-reading-list/</text:a></text:p>
          </table:table-cell>
          <table:table-cell table:number-columns-repeated="1023"/>
        </table:table-row>
        <table:table-row table:style-name="ro1">
          <table:table-cell table:style-name="ce10" office:value-type="string" calcext:value-type="string">
            <text:p><text:a xlink:href="https://nicolasgoles.com/blog/2011/02/10-favorite-software-development-books/" xlink:type="simple">https://nicolasgoles.com/blog/2011/02/10-favorite-software-development-books/</text:a></text:p>
          </table:table-cell>
          <table:table-cell table:number-columns-repeated="1023"/>
        </table:table-row>
        <table:table-row table:style-name="ro1">
          <table:table-cell table:style-name="ce10" office:value-type="string" calcext:value-type="string">
            <text:p><text:a xlink:href="http://www.developerdotstar.com/mag/categories/software_development_book.html" xlink:type="simple">http://www.developerdotstar.com/mag/categories/software_development_book.html</text:a></text:p>
          </table:table-cell>
          <table:table-cell table:number-columns-repeated="1023"/>
        </table:table-row>
        <table:table-row table:style-name="ro1">
          <table:table-cell table:style-name="ce10" office:value-type="string" calcext:value-type="string">
            <text:p><text:a xlink:href="http://www.codepancake.com/10-books-every-programmer-should-read/" xlink:type="simple">http://www.codepancake.com/10-books-every-programmer-should-read/</text:a></text:p>
          </table:table-cell>
          <table:table-cell table:number-columns-repeated="1023"/>
        </table:table-row>
        <table:table-row table:style-name="ro1">
          <table:table-cell table:style-name="ce10" office:value-type="string" calcext:value-type="string">
            <text:p><text:a xlink:href="https://medium.com/javascript-scene/the-software-developer-s-library-a-treasure-trove-of-books-for-people-who-love-code-f9bc92c7883b#.4qktkub59" xlink:type="simple">https://medium.com/javascript-scene/the-software-developer-s-library-a-treasure-trove-of-books-for-people-who-love-code-f9bc92c7883b#.4qktkub59</text:a></text:p>
          </table:table-cell>
          <table:table-cell table:number-columns-repeated="1023"/>
        </table:table-row>
        <table:table-row table:style-name="ro1">
          <table:table-cell table:style-name="ce10" office:value-type="string" calcext:value-type="string">
            <text:p><text:a xlink:href="http://khanlou.com/2016/06/resources-for-new-programmers/" xlink:type="simple">http://khanlou.com/2016/06/resources-for-new-programmers/</text:a></text:p>
          </table:table-cell>
          <table:table-cell table:number-columns-repeated="1023"/>
        </table:table-row>
        <table:table-row table:style-name="ro2" table:number-rows-repeated="104855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ltimate_20_Reading_20_List" style:display-name="PageStyle_Ultimate Reading List"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45" meta:object-count="0"/>
    <meta:generator>LibreOfficeDev/6.0.5.2$Linux_X86_64 LibreOffice_project/</meta:generator>
  </office:meta>
</office:document-meta>
</file>